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P1" style:parent-style-name="Standard" style:master-page-name="MP0" style:family="paragraph">
      <style:paragraph-properties fo:break-before="page" fo:text-align="center"/>
      <style:text-properties style:font-name-complex="Times New Roman" fo:font-size="16pt" style:font-size-asian="16pt"/>
    </style:style>
    <style:style style:name="P2" style:parent-style-name="Standard" style:family="paragraph">
      <style:paragraph-properties fo:text-align="center"/>
      <style:text-properties style:font-name-complex="Times New Roman" fo:font-size="16pt" style:font-size-asian="16pt"/>
    </style:style>
    <style:style style:name="P3" style:parent-style-name="Standard" style:family="paragraph">
      <style:paragraph-properties fo:text-align="center"/>
      <style:text-properties style:font-name-complex="Times New Roman" fo:font-size="16pt" style:font-size-asian="16pt"/>
    </style:style>
    <style:style style:name="P4" style:parent-style-name="Standard" style:family="paragraph">
      <style:paragraph-properties fo:text-align="center"/>
      <style:text-properties style:font-name-complex="Times New Roman" fo:font-size="16pt" style:font-size-asian="16pt"/>
    </style:style>
    <style:style style:name="P5" style:parent-style-name="Standard" style:family="paragraph">
      <style:paragraph-properties fo:text-align="center"/>
      <style:text-properties style:font-name-complex="Times New Roman" fo:font-size="16pt" style:font-size-asian="16pt"/>
    </style:style>
    <style:style style:name="P6" style:parent-style-name="Standard" style:family="paragraph">
      <style:paragraph-properties fo:text-align="center"/>
      <style:text-properties style:font-name-complex="Times New Roman" fo:font-size="16pt" style:font-size-asian="16pt"/>
    </style:style>
    <style:style style:name="P7" style:parent-style-name="Standard" style:family="paragraph">
      <style:paragraph-properties fo:text-align="center"/>
      <style:text-properties style:font-name-complex="Times New Roman" fo:font-size="16pt" style:font-size-asian="16pt"/>
    </style:style>
    <style:style style:name="P8" style:parent-style-name="Standard" style:family="paragraph">
      <style:paragraph-properties fo:text-align="center"/>
      <style:text-properties style:font-name-complex="Times New Roman" fo:font-size="16pt" style:font-size-asian="16pt"/>
    </style:style>
    <style:style style:name="P9" style:parent-style-name="Standard" style:family="paragraph">
      <style:paragraph-properties fo:text-align="center"/>
      <style:text-properties style:font-name-complex="Times New Roman" fo:font-size="16pt" style:font-size-asian="16pt"/>
    </style:style>
    <style:style style:name="P10" style:parent-style-name="Standard" style:family="paragraph">
      <style:paragraph-properties fo:text-align="center"/>
      <style:text-properties style:font-name-complex="Times New Roman" fo:font-size="16pt" style:font-size-asian="16pt"/>
    </style:style>
    <style:style style:name="P11" style:parent-style-name="Standard" style:family="paragraph">
      <style:paragraph-properties fo:text-align="center"/>
      <style:text-properties style:font-name-complex="Times New Roman" fo:font-size="16pt" style:font-size-asian="16pt"/>
    </style:style>
    <style:style style:name="P12" style:parent-style-name="Standard" style:family="paragraph">
      <style:paragraph-properties fo:text-align="center"/>
      <style:text-properties style:font-name-complex="Times New Roman" fo:font-size="16pt" style:font-size-asian="16pt"/>
    </style:style>
    <style:style style:name="P13" style:parent-style-name="Standard" style:family="paragraph">
      <style:paragraph-properties fo:text-align="center"/>
      <style:text-properties style:font-name-complex="Times New Roman" fo:font-size="22pt" style:font-size-asian="22pt"/>
    </style:style>
    <style:style style:name="P14" style:parent-style-name="Standard" style:family="paragraph">
      <style:paragraph-properties fo:text-align="center"/>
      <style:text-properties style:font-name-complex="Times New Roman" fo:font-size="48pt" style:font-size-asian="48pt"/>
    </style:style>
    <style:style style:name="P15" style:parent-style-name="Standard" style:family="paragraph">
      <style:paragraph-properties fo:text-align="center"/>
      <style:text-properties style:font-name-complex="Times New Roman"/>
    </style:style>
    <style:style style:name="P16" style:parent-style-name="Standard" style:family="paragraph">
      <style:paragraph-properties fo:text-align="center"/>
      <style:text-properties style:font-name-complex="Times New Roman"/>
    </style:style>
    <style:style style:name="P17" style:parent-style-name="Standard" style:family="paragraph">
      <style:paragraph-properties fo:text-align="center"/>
      <style:text-properties style:font-name-complex="Times New Roman"/>
    </style:style>
    <style:style style:name="P18" style:parent-style-name="Standard" style:family="paragraph">
      <style:paragraph-properties fo:text-align="center"/>
      <style:text-properties style:font-name-complex="Times New Roman"/>
    </style:style>
    <style:style style:name="P19" style:parent-style-name="Standard" style:family="paragraph">
      <style:paragraph-properties fo:text-align="center"/>
      <style:text-properties style:font-name-complex="Times New Roman"/>
    </style:style>
    <style:style style:name="P20" style:parent-style-name="Standard" style:family="paragraph">
      <style:paragraph-properties fo:text-align="center"/>
    </style:style>
    <style:style style:name="T21" style:parent-style-name="Absatz-Standardschriftart" style:family="text">
      <style:text-properties style:font-name-complex="Times New Roman" fo:font-weight="bold" style:font-weight-asian="bold"/>
    </style:style>
    <style:style style:name="T22" style:parent-style-name="Absatz-Standardschriftart" style:family="text">
      <style:text-properties style:font-name-complex="Times New Roman"/>
    </style:style>
    <style:style style:name="P23" style:parent-style-name="Standard" style:family="paragraph">
      <style:paragraph-properties fo:text-align="center"/>
    </style:style>
    <style:style style:name="T24" style:parent-style-name="Absatz-Standardschriftart" style:family="text">
      <style:text-properties style:font-name-complex="Times New Roman" fo:font-weight="bold" style:font-weight-asian="bold"/>
    </style:style>
    <style:style style:name="T25" style:parent-style-name="Absatz-Standardschriftart" style:family="text">
      <style:text-properties style:font-name-complex="Times New Roman"/>
    </style:style>
    <style:style style:name="P26" style:parent-style-name="Standard" style:family="paragraph">
      <style:paragraph-properties fo:text-align="center"/>
    </style:style>
    <style:style style:name="T27" style:parent-style-name="Absatz-Standardschriftart" style:family="text">
      <style:text-properties style:font-name-complex="Times New Roman" fo:font-weight="bold" style:font-weight-asian="bold"/>
    </style:style>
    <style:style style:name="T28" style:parent-style-name="Absatz-Standardschriftart" style:family="text">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paragraph-properties fo:break-before="page"/>
      <style:text-properties style:font-name-complex="Times New Roman" fo:font-weight="bold" style:font-weight-asian="bold" style:font-weight-complex="bold"/>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P34" style:parent-style-name="Standard" style:family="paragraph">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P38" style:parent-style-name="Standard" style:family="paragraph">
      <style:text-properties style:font-name-complex="Times New Roman"/>
    </style:style>
    <style:style style:name="P39" style:parent-style-name="Standard" style:family="paragraph">
      <style:text-properties style:font-name-complex="Times New Roman"/>
    </style:style>
    <style:style style:name="P40" style:parent-style-name="Standard" style:family="paragraph">
      <style:text-properties style:font-name-complex="Times New Roman"/>
    </style:style>
    <style:style style:name="P41" style:parent-style-name="Standard" style:family="paragraph">
      <style:text-properties style:font-name-complex="Times New Roman"/>
    </style:style>
    <style:style style:name="P42" style:parent-style-name="Standard" style:family="paragraph">
      <style:text-properties style:font-name-complex="Times New Roman"/>
    </style:style>
    <style:style style:name="P43" style:parent-style-name="Standard" style:family="paragraph">
      <style:text-properties style:font-name-complex="Times New Roman"/>
    </style:style>
    <style:style style:name="P44" style:parent-style-name="Standard" style:family="paragraph">
      <style:text-properties style:font-name-complex="Times New Roman"/>
    </style:style>
    <style:style style:name="P45" style:parent-style-name="Standard" style:family="paragraph">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text-properties style:font-name-complex="Times New Roman"/>
    </style:style>
    <style:style style:name="P48" style:parent-style-name="Standard" style:family="paragraph">
      <style:text-properties style:font-name-complex="Times New Roman"/>
    </style:style>
    <style:style style:name="P49" style:parent-style-name="Standard" style:family="paragraph">
      <style:text-properties style:font-name-complex="Times New Roman"/>
    </style:style>
    <style:style style:name="P50" style:parent-style-name="Standard" style:family="paragraph">
      <style:paragraph-properties fo:break-before="page"/>
      <style:text-properties style:font-name-complex="Times New Roman" fo:font-weight="bold" style:font-weight-asian="bold" style:font-weight-complex="bold"/>
    </style:style>
    <style:style style:name="P51" style:parent-style-name="Standard" style:family="paragraph">
      <style:text-properties style:font-name-complex="Times New Roman"/>
    </style:style>
    <style:style style:name="T52" style:parent-style-name="Absatz-Standardschriftart" style:family="text">
      <style:text-properties style:font-name-complex="Times New Roman"/>
    </style:style>
    <style:style style:name="T53" style:parent-style-name="Absatz-Standardschriftart" style:family="text">
      <style:text-properties style:font-name-complex="Times New Roman"/>
    </style:style>
    <style:style style:name="T54" style:parent-style-name="Absatz-Standardschriftart" style:family="text">
      <style:text-properties style:font-name-complex="Times New Roman"/>
    </style:style>
    <style:style style:name="P55" style:parent-style-name="Standard" style:family="paragraph">
      <style:text-properties style:font-name-complex="Times New Roman"/>
    </style:style>
    <style:style style:name="P56" style:parent-style-name="Standard" style:family="paragraph">
      <style:text-properties style:font-name-complex="Times New Roman" fo:font-weight="bold" style:font-weight-asian="bold" style:font-weight-complex="bold"/>
    </style:style>
    <style:style style:name="P57" style:parent-style-name="Standard" style:family="paragraph">
      <style:text-properties style:font-name-complex="Times New Roman" fo:font-weight="bold" style:font-weight-asian="bold" style:font-weight-complex="bold"/>
    </style:style>
    <style:style style:name="P58" style:parent-style-name="Standard" style:family="paragraph">
      <style:text-properties style:font-name-complex="Times New Roman" fo:font-weight="bold" style:font-weight-asian="bold" style:font-weight-complex="bold"/>
    </style:style>
    <style:style style:name="P59" style:parent-style-name="Standard" style:family="paragraph">
      <style:text-properties style:font-name-complex="Times New Roman"/>
    </style:style>
    <style:style style:name="T60" style:parent-style-name="Absatz-Standardschriftart" style:family="text">
      <style:text-properties style:font-name-complex="Times New Roman"/>
    </style:style>
    <style:style style:name="T61" style:parent-style-name="Absatz-Standardschriftart" style:family="text">
      <style:text-properties style:font-name-complex="Times New Roman"/>
    </style:style>
    <style:style style:name="T62" style:parent-style-name="Absatz-Standardschriftart" style:family="text">
      <style:text-properties style:font-name-complex="Times New Roman" fo:color="#800000"/>
    </style:style>
    <style:style style:name="T63" style:parent-style-name="Absatz-Standardschriftart" style:family="text">
      <style:text-properties style:font-name-complex="Times New Roman"/>
    </style:style>
    <style:style style:name="T64" style:parent-style-name="Absatz-Standardschriftart" style:family="text">
      <style:text-properties style:font-name-complex="Times New Roman"/>
    </style:style>
    <style:style style:name="P65" style:parent-style-name="Standard" style:family="paragraph">
      <style:text-properties style:font-name-complex="Times New Roman"/>
    </style:style>
    <style:style style:name="P66" style:parent-style-name="Standard" style:family="paragraph">
      <style:text-properties style:font-name-complex="Times New Roman" fo:font-weight="bold" style:font-weight-asian="bold" style:font-weight-complex="bold"/>
    </style:style>
    <style:style style:name="T67" style:parent-style-name="Absatz-Standardschriftart" style:family="text">
      <style:text-properties style:font-name-complex="Times New Roman"/>
    </style:style>
    <style:style style:name="T68" style:parent-style-name="Absatz-Standardschriftart" style:family="text">
      <style:text-properties style:font-name-complex="Times New Roman" fo:font-style="italic" style:font-style-asian="italic" style:font-style-complex="italic"/>
    </style:style>
    <style:style style:name="T69" style:parent-style-name="Absatz-Standardschriftart" style:family="text">
      <style:text-properties style:font-name-complex="Times New Roman"/>
    </style:style>
    <style:style style:name="T70" style:parent-style-name="Absatz-Standardschriftart" style:family="text">
      <style:text-properties style:font-name-complex="Times New Roman"/>
    </style:style>
    <style:style style:name="P71" style:parent-style-name="Standard" style:family="paragraph">
      <style:text-properties style:font-name-complex="Times New Roman"/>
    </style:style>
    <style:style style:name="P72" style:parent-style-name="Standard" style:family="paragraph">
      <style:text-properties style:font-name-complex="Times New Roman"/>
    </style:style>
    <style:style style:name="T73" style:parent-style-name="Absatz-Standardschriftart" style:family="text">
      <style:text-properties style:font-name-complex="Times New Roman" style:text-underline-type="single" style:text-underline-style="solid" style:text-underline-width="auto" style:text-underline-mode="continuous"/>
    </style:style>
    <style:style style:name="T74" style:parent-style-name="Absatz-Standardschriftart" style:family="text">
      <style:text-properties style:font-name-complex="Times New Roman"/>
    </style:style>
    <style:style style:name="T75" style:parent-style-name="Absatz-Standardschriftart" style:family="text">
      <style:text-properties style:font-name-complex="Times New Roman"/>
    </style:style>
    <style:style style:name="P76" style:parent-style-name="Standard" style:family="paragraph">
      <style:text-properties style:font-name-complex="Times New Roman"/>
    </style:style>
    <style:style style:name="T77" style:parent-style-name="Absatz-Standardschriftart" style:family="text">
      <style:text-properties style:font-name-complex="Times New Roman" style:text-underline-type="single" style:text-underline-style="solid" style:text-underline-width="auto" style:text-underline-mode="continuous"/>
    </style:style>
    <style:style style:name="T78" style:parent-style-name="Absatz-Standardschriftart" style:family="text">
      <style:text-properties style:font-name-complex="Times New Roman"/>
    </style:style>
    <style:style style:name="P79" style:parent-style-name="Standard" style:family="paragraph">
      <style:text-properties style:font-name-complex="Times New Roman"/>
    </style:style>
    <style:style style:name="T80" style:parent-style-name="Absatz-Standardschriftart" style:family="text">
      <style:text-properties style:font-name-complex="Times New Roman" style:text-underline-type="single" style:text-underline-style="solid" style:text-underline-width="auto" style:text-underline-mode="continuous"/>
    </style:style>
    <style:style style:name="T81" style:parent-style-name="Absatz-Standardschriftart" style:family="text">
      <style:text-properties style:font-name-complex="Times New Roman" style:text-underline-type="single" style:text-underline-style="solid" style:text-underline-width="auto" style:text-underline-mode="continuous"/>
    </style:style>
    <style:style style:name="T82" style:parent-style-name="Absatz-Standardschriftart" style:family="text">
      <style:text-properties style:font-name-complex="Times New Roman"/>
    </style:style>
    <style:style style:name="T83" style:parent-style-name="Absatz-Standardschriftart" style:family="text">
      <style:text-properties style:font-name-complex="Times New Roman"/>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fo:font-weight="bold" style:font-weight-asian="bold" style:font-weight-complex="bold"/>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style:style>
    <style:style style:name="P89" style:parent-style-name="Standard" style:family="paragraph">
      <style:text-properties style:font-name-complex="Times New Roman"/>
    </style:style>
    <style:style style:name="P90" style:parent-style-name="Standard" style:family="paragraph">
      <style:text-properties style:font-name-complex="Times New Roman"/>
    </style:style>
    <style:style style:name="P91" style:parent-style-name="Standard" style:family="paragraph">
      <style:text-properties style:font-name-complex="Times New Roman" fo:font-weight="bold" style:font-weight-asian="bold" style:font-weight-complex="bold"/>
    </style:style>
    <style:style style:name="P92" style:parent-style-name="Standard" style:family="paragraph">
      <style:text-properties style:font-name-complex="Times New Roman" fo:font-weight="bold" style:font-weight-asian="bold" style:font-weight-complex="bold"/>
    </style:style>
    <style:style style:name="P93" style:parent-style-name="Standard" style:family="paragraph">
      <style:text-properties style:font-name-complex="Times New Roman" fo:font-weight="bold" style:font-weight-asian="bold" style:font-weight-complex="bold"/>
    </style:style>
    <style:style style:name="P94" style:parent-style-name="Standard" style:family="paragraph">
      <style:text-properties style:font-name-complex="Times New Roman"/>
    </style:style>
    <style:style style:name="P95" style:parent-style-name="Standard" style:family="paragraph">
      <style:text-properties style:font-name-complex="Times New Roman"/>
    </style:style>
    <style:style style:name="P96" style:parent-style-name="Standard" style:family="paragraph">
      <style:text-properties style:font-name-complex="Times New Roman"/>
    </style:style>
    <style:style style:name="P97" style:parent-style-name="Standard" style:family="paragraph">
      <style:text-properties style:font-name-complex="Times New Roman"/>
    </style:style>
    <style:style style:name="P98" style:parent-style-name="Standard" style:family="paragraph">
      <style:text-properties style:font-name-complex="Times New Roman"/>
    </style:style>
    <style:style style:name="P99" style:parent-style-name="Standard" style:family="paragraph">
      <style:text-properties style:font-name-complex="Times New Roman"/>
    </style:style>
    <style:style style:name="P100" style:parent-style-name="Standard" style:family="paragraph">
      <style:text-properties style:font-name-complex="Times New Roman" fo:font-weight="bold" style:font-weight-asian="bold" style:font-weight-complex="bold"/>
    </style:style>
    <style:style style:name="P101" style:parent-style-name="Standard" style:family="paragraph">
      <style:paragraph-properties fo:break-before="page"/>
      <style:text-properties style:font-name-complex="Times New Roman" fo:font-weight="bold" style:font-weight-asian="bold" style:font-weight-complex="bold"/>
    </style:style>
    <style:style style:name="P102" style:parent-style-name="Standard" style:family="paragraph">
      <style:text-properties style:font-name-complex="Times New Roman"/>
    </style:style>
    <style:style style:name="P103" style:parent-style-name="Standard" style:family="paragraph">
      <style:text-properties style:font-name-complex="Times New Roman" fo:font-weight="bold" style:font-weight-asian="bold" style:font-weight-complex="bold"/>
    </style:style>
    <style:style style:name="P104" style:parent-style-name="Standard" style:family="paragraph">
      <style:text-properties style:font-name-complex="Times New Roman" fo:font-weight="bold" style:font-weight-asian="bold" style:font-weight-complex="bold"/>
    </style:style>
    <style:style style:name="P105" style:parent-style-name="Standard" style:family="paragraph">
      <style:text-properties style:font-name-complex="Times New Roman"/>
    </style:style>
    <style:style style:name="P106" style:parent-style-name="Standard" style:family="paragraph">
      <style:text-properties style:font-name-complex="Times New Roman"/>
    </style:style>
    <style:style style:name="P107" style:parent-style-name="Standard" style:family="paragraph">
      <style:text-properties style:font-name-complex="Times New Roman"/>
    </style:style>
    <style:style style:name="P108" style:parent-style-name="Standard" style:family="paragraph">
      <style:text-properties style:font-name-complex="Times New Roman"/>
    </style:style>
    <style:style style:name="T109" style:parent-style-name="Absatz-Standardschriftart" style:family="text">
      <style:text-properties style:font-name-complex="Times New Roman"/>
    </style:style>
    <style:style style:name="T110" style:parent-style-name="Absatz-Standardschriftart" style:family="text">
      <style:text-properties style:font-name-complex="Times New Roman" fo:color="#800000"/>
    </style:style>
    <style:style style:name="T111" style:parent-style-name="Absatz-Standardschriftart" style:family="text">
      <style:text-properties style:font-name-complex="Times New Roman" fo:color="#800000"/>
    </style:style>
    <style:style style:name="T112" style:parent-style-name="Absatz-Standardschriftart" style:family="text">
      <style:text-properties style:font-name-complex="Times New Roman"/>
    </style:style>
    <style:style style:name="T113" style:parent-style-name="Absatz-Standardschriftart" style:family="text">
      <style:text-properties style:font-name-complex="Times New Roman"/>
    </style:style>
    <style:style style:name="T114" style:parent-style-name="Absatz-Standardschriftart" style:family="text">
      <style:text-properties style:font-name-complex="Times New Roman" fo:color="#800000"/>
    </style:style>
    <style:style style:name="T115" style:parent-style-name="Absatz-Standardschriftart" style:family="text">
      <style:text-properties style:font-name-complex="Times New Roman"/>
    </style:style>
    <style:style style:name="P116" style:parent-style-name="Standard" style:family="paragraph">
      <style:text-properties style:font-name-complex="Times New Roman"/>
    </style:style>
    <style:style style:name="T117" style:parent-style-name="Absatz-Standardschriftart" style:family="text">
      <style:text-properties style:font-name-complex="Times New Roman"/>
    </style:style>
    <style:style style:name="T118" style:parent-style-name="Absatz-Standardschriftart" style:family="text">
      <style:text-properties style:font-name-complex="Times New Roman" fo:color="#800000"/>
    </style:style>
    <style:style style:name="T119" style:parent-style-name="Absatz-Standardschriftart" style:family="text">
      <style:text-properties style:font-name-complex="Times New Roman"/>
    </style:style>
    <style:style style:name="T120" style:parent-style-name="Absatz-Standardschriftart" style:family="text">
      <style:text-properties style:font-name-complex="Times New Roman"/>
    </style:style>
    <style:style style:name="T121" style:parent-style-name="Absatz-Standardschriftart" style:family="text">
      <style:text-properties style:font-name-complex="Times New Roman"/>
    </style:style>
    <style:style style:name="T122" style:parent-style-name="Absatz-Standardschriftart" style:family="text">
      <style:text-properties style:font-name-complex="Times New Roman" fo:color="#800000"/>
    </style:style>
    <style:style style:name="T123" style:parent-style-name="Absatz-Standardschriftart" style:family="text">
      <style:text-properties style:font-name-complex="Times New Roman"/>
    </style:style>
    <style:style style:name="T124" style:parent-style-name="Absatz-Standardschriftart" style:family="text">
      <style:text-properties style:font-name-complex="Times New Roman"/>
    </style:style>
    <style:style style:name="T125" style:parent-style-name="Absatz-Standardschriftart" style:family="text">
      <style:text-properties style:font-name-complex="Times New Roman" fo:color="#800000"/>
    </style:style>
    <style:style style:name="T126" style:parent-style-name="Absatz-Standardschriftart" style:family="text">
      <style:text-properties style:font-name-complex="Times New Roman"/>
    </style:style>
    <style:style style:name="T127" style:parent-style-name="Absatz-Standardschriftart" style:family="text">
      <style:text-properties style:font-name-complex="Times New Roman" fo:color="#800000"/>
    </style:style>
    <style:style style:name="T128" style:parent-style-name="Absatz-Standardschriftart" style:family="text">
      <style:text-properties style:font-name-complex="Times New Roman"/>
    </style:style>
    <style:style style:name="T129" style:parent-style-name="Absatz-Standardschriftart" style:family="text">
      <style:text-properties style:font-name-complex="Times New Roman"/>
    </style:style>
    <style:style style:name="T130" style:parent-style-name="Absatz-Standardschriftart" style:family="text">
      <style:text-properties style:font-name-complex="Times New Roman" fo:color="#800000"/>
    </style:style>
    <style:style style:name="T131" style:parent-style-name="Absatz-Standardschriftart" style:family="text">
      <style:text-properties style:font-name-complex="Times New Roman"/>
    </style:style>
    <style:style style:name="T132" style:parent-style-name="Absatz-Standardschriftart"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fo:font-weight="bold" style:font-weight-asian="bold" style:font-weight-complex="bold"/>
    </style:style>
    <style:style style:name="P136" style:parent-style-name="Standard" style:family="paragraph">
      <style:text-properties style:font-name-complex="Times New Roman" fo:font-weight="bold" style:font-weight-asian="bold" style:font-weight-complex="bold"/>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paragraph-properties fo:break-before="page"/>
      <style:text-properties style:font-name-complex="Times New Roman" fo:font-weight="bold" style:font-weight-asian="bold" style:font-weight-complex="bold"/>
    </style:style>
    <style:style style:name="P142" style:parent-style-name="Standard" style:family="paragraph">
      <style:paragraph-properties fo:line-height="150%"/>
      <style:text-properties style:font-name-complex="Times New Roman" fo:font-weight="bold" style:font-weight-asian="bold" style:font-weight-complex="bold" fo:font-style="italic" style:font-style-asian="italic" style:font-style-complex="italic"/>
    </style:style>
    <style:style style:name="P143" style:parent-style-name="Standard" style:family="paragraph">
      <style:paragraph-properties fo:line-height="150%" fo:text-indent="0.4916in"/>
      <style:text-properties style:font-name-complex="Times New Roman"/>
    </style:style>
    <style:style style:name="P144" style:parent-style-name="Standard" style:family="paragraph">
      <style:paragraph-properties fo:line-height="150%"/>
    </style:style>
    <style:style style:name="T145" style:parent-style-name="Absatz-Standardschriftart" style:family="text">
      <style:text-properties style:font-name-complex="Times New Roman" fo:font-weight="bold" style:font-weight-asian="bold" style:font-weight-complex="bold" fo:font-style="italic" style:font-style-asian="italic" style:font-style-complex="italic"/>
    </style:style>
    <style:style style:name="P146" style:parent-style-name="Standard" style:family="paragraph">
      <style:paragraph-properties fo:line-height="150%" fo:text-indent="0.4916in"/>
      <style:text-properties style:font-name-complex="Times New Roman"/>
    </style:style>
    <style:style style:name="P147" style:parent-style-name="Standard" style:family="paragraph">
      <style:paragraph-properties fo:line-height="150%" fo:text-indent="0.4916in"/>
      <style:text-properties style:font-name-complex="Times New Roman" fo:font-weight="bold" style:font-weight-asian="bold" fo:font-style="italic" style:font-style-asian="italic"/>
    </style:style>
    <style:style style:name="P148" style:parent-style-name="Standard" style:family="paragraph">
      <style:paragraph-properties fo:line-height="150%" fo:text-indent="0.4916in"/>
    </style:style>
    <style:style style:name="T149" style:parent-style-name="Absatz-Standardschriftart" style:family="text">
      <style:text-properties style:font-name-complex="Times New Roman" fo:font-weight="bold" style:font-weight-asian="bold" fo:font-style="italic" style:font-style-asian="italic"/>
    </style:style>
    <style:style style:name="T150" style:parent-style-name="Absatz-Standardschriftart" style:family="text">
      <style:text-properties style:font-name-complex="Times New Roman" fo:font-weight="bold" style:font-weight-asian="bold" fo:font-style="italic" style:font-style-asian="italic"/>
    </style:style>
    <style:style style:name="T151" style:parent-style-name="Absatz-Standardschriftart" style:family="text">
      <style:text-properties style:font-name-complex="Times New Roman"/>
    </style:style>
    <style:style style:name="P152" style:parent-style-name="Standard" style:family="paragraph">
      <style:paragraph-properties fo:line-height="150%" fo:text-indent="0.4916in"/>
      <style:text-properties style:font-name-complex="Times New Roman" fo:font-weight="bold" style:font-weight-asian="bold" fo:font-style="italic" style:font-style-asian="italic"/>
    </style:style>
    <style:style style:name="P153" style:parent-style-name="Standard" style:family="paragraph">
      <style:paragraph-properties fo:line-height="150%" fo:text-indent="0.4916in"/>
      <style:text-properties style:font-name-complex="Times New Roman"/>
    </style:style>
    <style:style style:name="P154" style:parent-style-name="Standard" style:family="paragraph">
      <style:paragraph-properties fo:line-height="150%" fo:text-indent="0.4916in"/>
      <style:text-properties style:font-name-complex="Times New Roman" fo:font-weight="bold" style:font-weight-asian="bold" fo:font-style="italic" style:font-style-asian="italic"/>
    </style:style>
    <style:style style:name="P155" style:parent-style-name="Standard" style:family="paragraph">
      <style:paragraph-properties fo:line-height="150%" fo:text-indent="0.4916in"/>
    </style:style>
    <style:style style:name="T156" style:parent-style-name="Absatz-Standardschriftart" style:family="text">
      <style:text-properties style:font-name-complex="Times New Roman" fo:font-weight="bold" style:font-weight-asian="bold" fo:font-style="italic" style:font-style-asian="italic"/>
    </style:style>
    <style:style style:name="T157" style:parent-style-name="Absatz-Standardschriftart" style:family="text">
      <style:text-properties style:font-name-complex="Times New Roman" fo:font-weight="bold" style:font-weight-asian="bold" fo:font-style="italic" style:font-style-asian="italic"/>
    </style:style>
    <style:style style:name="T158" style:parent-style-name="Absatz-Standardschriftart" style:family="text">
      <style:text-properties style:font-name-complex="Times New Roman"/>
    </style:style>
    <style:style style:name="P159" style:parent-style-name="Standard" style:family="paragraph">
      <style:paragraph-properties fo:line-height="150%" fo:text-indent="0.4916in"/>
      <style:text-properties style:font-name-complex="Times New Roman"/>
    </style:style>
    <style:style style:name="P160" style:parent-style-name="Standard" style:family="paragraph">
      <style:paragraph-properties fo:line-height="150%"/>
      <style:text-properties style:font-name-complex="Times New Roman"/>
    </style:style>
    <style:style style:name="P161" style:parent-style-name="Überschrift1" style:family="paragraph">
      <style:text-properties style:font-name="Times New Roman" style:font-name-complex="Times New Roman"/>
    </style:style>
    <style:style style:name="P162" style:parent-style-name="Standard" style:family="paragraph">
      <style:text-properties style:font-name-complex="Times New Roman"/>
    </style:style>
    <style:style style:name="P163" style:parent-style-name="Standard" style:family="paragraph">
      <style:text-properties style:font-name-complex="Times New Roman"/>
    </style:style>
    <style:style style:name="P164" style:parent-style-name="Standard" style:family="paragraph">
      <style:text-properties style:font-name-complex="Times New Roman"/>
    </style:style>
    <style:style style:name="P165" style:parent-style-name="Standard" style:family="paragraph">
      <style:text-properties style:font-name-complex="Times New Roman"/>
    </style:style>
    <style:style style:name="T166" style:parent-style-name="Absatz-Standardschriftart" style:family="text">
      <style:text-properties style:font-name-complex="Times New Roman" fo:language="en" fo:country="US" style:language-asian="en" style:country-asian="US" style:language-complex="ar" style:country-complex="SA"/>
    </style:style>
    <style:style style:name="P167" style:parent-style-name="Standard" style:family="paragraph">
      <style:paragraph-properties fo:text-align="center" style:vertical-align="auto" fo:margin-bottom="0.0555in" fo:line-height="90%"/>
    </style:style>
    <style:style style:name="T168" style:parent-style-name="Absatz-Standardschriftart" style:family="text">
      <style:text-properties style:font-name="Calibri" style:font-name-asian="Calibri" style:font-name-complex="Calibri" fo:color="#FFFFFF" fo:font-size="9pt" style:font-size-asian="9pt" style:font-size-complex="9pt"/>
    </style:style>
    <style:style style:name="P169" style:parent-style-name="Standard" style:family="paragraph">
      <style:paragraph-properties style:vertical-align="auto" fo:margin-bottom="0.0277in" fo:line-height="90%"/>
    </style:style>
    <style:style style:name="T170" style:parent-style-name="Absatz-Standardschriftart" style:family="text">
      <style:text-properties style:font-name="Calibri" style:font-name-asian="Calibri" style:font-name-complex="Calibri" fo:color="#000000" fo:font-size="10pt" style:font-size-asian="10pt" style:font-size-complex="10pt"/>
    </style:style>
    <style:style style:name="P171" style:parent-style-name="Standard" style:family="paragraph">
      <style:paragraph-properties style:vertical-align="auto" fo:margin-bottom="0.0277in" fo:line-height="90%"/>
    </style:style>
    <style:style style:name="T172" style:parent-style-name="Absatz-Standardschriftart" style:family="text">
      <style:text-properties style:font-name="Calibri" style:font-name-asian="Calibri" style:font-name-complex="Calibri" fo:color="#000000" fo:font-size="10pt" style:font-size-asian="10pt" style:font-size-complex="10pt"/>
    </style:style>
    <style:style style:name="P173" style:parent-style-name="Standard" style:family="paragraph">
      <style:paragraph-properties fo:text-align="center" style:vertical-align="auto" fo:margin-bottom="0.0555in" fo:line-height="90%"/>
    </style:style>
    <style:style style:name="T174" style:parent-style-name="Absatz-Standardschriftart" style:family="text">
      <style:text-properties style:font-name="Calibri" style:font-name-asian="Calibri" style:font-name-complex="Calibri" fo:color="#FFFFFF" fo:font-size="9pt" style:font-size-asian="9pt" style:font-size-complex="9pt"/>
    </style:style>
    <style:style style:name="P175" style:parent-style-name="Standard" style:family="paragraph">
      <style:paragraph-properties style:vertical-align="auto" fo:margin-bottom="0.0277in" fo:line-height="90%"/>
    </style:style>
    <style:style style:name="T176" style:parent-style-name="Absatz-Standardschriftart" style:family="text">
      <style:text-properties style:font-name="Calibri" style:font-name-asian="Calibri" style:font-name-complex="Calibri" fo:color="#000000" fo:font-size="10pt" style:font-size-asian="10pt" style:font-size-complex="10pt"/>
    </style:style>
    <style:style style:name="P177" style:parent-style-name="Standard" style:family="paragraph">
      <style:paragraph-properties style:vertical-align="auto" fo:margin-bottom="0.0277in" fo:line-height="90%"/>
    </style:style>
    <style:style style:name="T178" style:parent-style-name="Absatz-Standardschriftart" style:family="text">
      <style:text-properties style:font-name="Calibri" style:font-name-asian="Calibri" style:font-name-complex="Calibri" fo:color="#000000" fo:font-size="10pt" style:font-size-asian="10pt" style:font-size-complex="10pt"/>
    </style:style>
    <style:style style:name="P179" style:parent-style-name="Standard" style:family="paragraph">
      <style:paragraph-properties fo:text-align="center" style:vertical-align="auto" fo:margin-bottom="0.0555in" fo:line-height="90%"/>
    </style:style>
    <style:style style:name="T180" style:parent-style-name="Absatz-Standardschriftart" style:family="text">
      <style:text-properties style:font-name="Calibri" style:font-name-asian="Calibri" style:font-name-complex="Calibri" fo:color="#FFFFFF" fo:font-size="9pt" style:font-size-asian="9pt" style:font-size-complex="9pt"/>
    </style:style>
    <style:style style:name="P181" style:parent-style-name="Standard" style:family="paragraph">
      <style:paragraph-properties style:vertical-align="auto" fo:margin-bottom="0.0277in" fo:line-height="90%"/>
    </style:style>
    <style:style style:name="T182" style:parent-style-name="Absatz-Standardschriftart" style:family="text">
      <style:text-properties style:font-name="Calibri" style:font-name-asian="Calibri" style:font-name-complex="Calibri" fo:color="#000000" fo:font-size="10pt" style:font-size-asian="10pt" style:font-size-complex="10pt"/>
    </style:style>
    <style:style style:name="P183" style:parent-style-name="Standard" style:family="paragraph">
      <style:paragraph-properties fo:text-align="center" style:vertical-align="auto" fo:margin-bottom="0.0555in" fo:line-height="90%"/>
    </style:style>
    <style:style style:name="T184" style:parent-style-name="Absatz-Standardschriftart" style:family="text">
      <style:text-properties style:font-name="Calibri" style:font-name-asian="Calibri" style:font-name-complex="Calibri" fo:color="#FFFFFF" fo:font-size="9pt" style:font-size-asian="9pt" style:font-size-complex="9pt"/>
    </style:style>
    <style:style style:name="P185" style:parent-style-name="Standard" style:family="paragraph">
      <style:paragraph-properties style:vertical-align="auto" fo:margin-bottom="0.0277in" fo:line-height="90%"/>
    </style:style>
    <style:style style:name="T186" style:parent-style-name="Absatz-Standardschriftart" style:family="text">
      <style:text-properties style:font-name="Calibri" style:font-name-asian="Calibri" style:font-name-complex="Calibri" fo:color="#000000" fo:font-size="10pt" style:font-size-asian="10pt" style:font-size-complex="10pt"/>
    </style:style>
    <style:style style:name="P187" style:parent-style-name="Standard" style:family="paragraph">
      <style:paragraph-properties style:vertical-align="auto" fo:margin-bottom="0.0277in" fo:line-height="90%"/>
    </style:style>
    <style:style style:name="T188" style:parent-style-name="Absatz-Standardschriftart" style:family="text">
      <style:text-properties style:font-name="Calibri" style:font-name-asian="Calibri" style:font-name-complex="Calibri" fo:color="#000000" fo:font-size="10pt" style:font-size-asian="10pt" style:font-size-complex="10pt"/>
    </style:style>
    <style:style style:name="P189" style:parent-style-name="Standard" style:family="paragraph">
      <style:paragraph-properties style:vertical-align="auto" fo:margin-bottom="0.0277in" fo:line-height="90%"/>
    </style:style>
    <style:style style:name="T190" style:parent-style-name="Absatz-Standardschriftart" style:family="text">
      <style:text-properties style:font-name="Calibri" style:font-name-asian="Calibri" style:font-name-complex="Calibri" fo:color="#000000" fo:font-size="10pt" style:font-size-asian="10pt" style:font-size-complex="10pt"/>
    </style:style>
    <style:style style:name="T191" style:parent-style-name="Absatz-Standardschriftart" style:family="text">
      <style:text-properties style:font-name="Times New Roman" style:font-name-complex="Times New Roman"/>
    </style:style>
    <style:style style:name="T192" style:parent-style-name="Absatz-Standardschriftart" style:family="text">
      <style:text-properties style:font-name-complex="Times New Roman" fo:language="en" fo:country="US" style:language-asian="en" style:country-asian="US" style:language-complex="ar" style:country-complex="SA"/>
    </style:style>
    <style:style style:name="P193" style:parent-style-name="Standard" style:family="paragraph">
      <style:paragraph-properties fo:text-align="center" style:vertical-align="auto" fo:margin-bottom="0.0694in" fo:line-height="90%"/>
    </style:style>
    <style:style style:name="T194" style:parent-style-name="Absatz-Standardschriftart" style:family="text">
      <style:text-properties style:font-name="Calibri" style:font-name-asian="Calibri" style:font-name-complex="Calibri" fo:color="#FFFFFF" fo:font-size="13pt" style:font-size-asian="13pt" style:font-size-complex="13pt"/>
    </style:style>
    <style:style style:name="P195" style:parent-style-name="Standard" style:family="paragraph">
      <style:paragraph-properties fo:text-align="center" style:vertical-align="auto" fo:margin-bottom="0.0555in" fo:line-height="90%"/>
    </style:style>
    <style:style style:name="T196" style:parent-style-name="Absatz-Standardschriftart" style:family="text">
      <style:text-properties style:font-name="Calibri" style:font-name-asian="Calibri" style:font-name-complex="Calibri" fo:color="#000000" fo:font-size="9pt" style:font-size-asian="9pt" style:font-size-complex="9pt"/>
    </style:style>
    <style:style style:name="P197" style:parent-style-name="Standard" style:family="paragraph">
      <style:paragraph-properties fo:text-align="center" style:vertical-align="auto" fo:margin-bottom="0.0555in" fo:line-height="90%"/>
    </style:style>
    <style:style style:name="T198" style:parent-style-name="Absatz-Standardschriftart" style:family="text">
      <style:text-properties style:font-name="Calibri" style:font-name-asian="Calibri" style:font-name-complex="Calibri" fo:color="#000000" fo:font-size="9pt" style:font-size-asian="9pt" style:font-size-complex="9pt"/>
    </style:style>
    <style:style style:name="P199" style:parent-style-name="Standard" style:family="paragraph">
      <style:paragraph-properties fo:text-align="center" style:vertical-align="auto" fo:margin-bottom="0.0694in" fo:line-height="90%"/>
    </style:style>
    <style:style style:name="T200" style:parent-style-name="Absatz-Standardschriftart" style:family="text">
      <style:text-properties style:font-name="Calibri" style:font-name-asian="Calibri" style:font-name-complex="Calibri" fo:color="#FFFFFF" fo:font-size="13pt" style:font-size-asian="13pt" style:font-size-complex="13pt"/>
    </style:style>
    <style:style style:name="P201" style:parent-style-name="Standard" style:family="paragraph">
      <style:paragraph-properties fo:text-align="center" style:vertical-align="auto" fo:margin-bottom="0.0555in" fo:line-height="90%"/>
    </style:style>
    <style:style style:name="T202" style:parent-style-name="Absatz-Standardschriftart" style:family="text">
      <style:text-properties style:font-name="Calibri" style:font-name-asian="Calibri" style:font-name-complex="Calibri" fo:color="#000000" fo:font-size="9pt" style:font-size-asian="9pt" style:font-size-complex="9pt"/>
    </style:style>
    <style:style style:name="P203" style:parent-style-name="Standard" style:family="paragraph">
      <style:paragraph-properties fo:text-align="center" style:vertical-align="auto" fo:margin-bottom="0.0555in" fo:line-height="90%"/>
    </style:style>
    <style:style style:name="T204" style:parent-style-name="Absatz-Standardschriftart" style:family="text">
      <style:text-properties style:font-name="Calibri" style:font-name-asian="Calibri" style:font-name-complex="Calibri" fo:color="#000000" fo:font-size="9pt" style:font-size-asian="9pt" style:font-size-complex="9pt"/>
    </style:style>
    <style:style style:name="P205" style:parent-style-name="Standard" style:family="paragraph">
      <style:paragraph-properties fo:text-align="center" style:vertical-align="auto" fo:margin-bottom="0.0555in" fo:line-height="90%"/>
    </style:style>
    <style:style style:name="T206" style:parent-style-name="Absatz-Standardschriftart" style:family="text">
      <style:text-properties style:font-name="Calibri" style:font-name-asian="Calibri" style:font-name-complex="Calibri" fo:color="#000000" fo:font-size="9pt" style:font-size-asian="9pt" style:font-size-complex="9pt"/>
    </style:style>
    <style:style style:name="P207" style:parent-style-name="Standard" style:family="paragraph">
      <style:paragraph-properties fo:text-align="center" style:vertical-align="auto" fo:margin-bottom="0.0694in" fo:line-height="90%"/>
    </style:style>
    <style:style style:name="T208" style:parent-style-name="Absatz-Standardschriftart" style:family="text">
      <style:text-properties style:font-name="Calibri" style:font-name-asian="Calibri" style:font-name-complex="Calibri" fo:color="#FFFFFF" fo:font-size="13pt" style:font-size-asian="13pt" style:font-size-complex="13pt"/>
    </style:style>
    <style:style style:name="P209" style:parent-style-name="Standard" style:family="paragraph">
      <style:paragraph-properties fo:text-align="center" style:vertical-align="auto" fo:margin-bottom="0.0555in" fo:line-height="90%"/>
    </style:style>
    <style:style style:name="T210" style:parent-style-name="Absatz-Standardschriftart" style:family="text">
      <style:text-properties style:font-name="Calibri" style:font-name-asian="Calibri" style:font-name-complex="Calibri" fo:color="#000000" fo:font-size="9pt" style:font-size-asian="9pt" style:font-size-complex="9pt"/>
    </style:style>
    <style:style style:name="P211" style:parent-style-name="Standard" style:family="paragraph">
      <style:paragraph-properties fo:text-align="center" style:vertical-align="auto" fo:margin-bottom="0.0555in" fo:line-height="90%"/>
    </style:style>
    <style:style style:name="T212" style:parent-style-name="Absatz-Standardschriftart" style:family="text">
      <style:text-properties style:font-name="Calibri" style:font-name-asian="Calibri" style:font-name-complex="Calibri" fo:color="#000000" fo:font-size="9pt" style:font-size-asian="9pt" style:font-size-complex="9pt"/>
    </style:style>
    <style:style style:name="P213" style:parent-style-name="Standard" style:family="paragraph">
      <style:paragraph-properties fo:text-align="center" style:vertical-align="auto" fo:margin-bottom="0.0555in" fo:line-height="90%"/>
    </style:style>
    <style:style style:name="T214" style:parent-style-name="Absatz-Standardschriftart" style:family="text">
      <style:text-properties style:font-name="Calibri" style:font-name-asian="Calibri" style:font-name-complex="Calibri" fo:color="#000000" fo:font-size="9pt" style:font-size-asian="9pt" style:font-size-complex="9pt"/>
    </style:style>
    <style:style style:name="T215" style:parent-style-name="Absatz-Standardschriftart" style:family="text">
      <style:text-properties style:font-name-complex="Times New Roman" fo:language="en" fo:country="US" style:language-asian="en" style:country-asian="US" style:language-complex="ar" style:country-complex="SA"/>
    </style:style>
    <style:style style:name="T216" style:parent-style-name="Absatz-Standardschriftart" style:family="text">
      <style:text-properties style:font-name-complex="Times New Roman" fo:language="en" fo:country="US" style:language-asian="en" style:country-asian="US" style:language-complex="ar" style:country-complex="SA"/>
    </style:style>
    <style:style style:name="T217" style:parent-style-name="Absatz-Standardschriftart" style:family="text">
      <style:text-properties style:font-name-complex="Times New Roman" fo:language="en" fo:country="US" style:language-asian="en" style:country-asian="US" style:language-complex="ar" style:country-complex="SA"/>
    </style:style>
    <style:style style:name="T218" style:parent-style-name="Absatz-Standardschriftart" style:family="text">
      <style:text-properties style:font-name-complex="Times New Roman" fo:language="en" fo:country="US" style:language-asian="en" style:country-asian="US" style:language-complex="ar" style:country-complex="SA"/>
    </style:style>
    <style:style style:name="T219" style:parent-style-name="Absatz-Standardschriftart" style:family="text">
      <style:text-properties style:font-name-complex="Times New Roman" fo:language="en" fo:country="US" style:language-asian="en" style:country-asian="US" style:language-complex="ar" style:country-complex="SA"/>
    </style:style>
    <style:style style:name="T220" style:parent-style-name="Absatz-Standardschriftart" style:family="text">
      <style:text-properties style:font-name-complex="Times New Roman" fo:language="en" fo:country="US" style:language-asian="en" style:country-asian="US" style:language-complex="ar" style:country-complex="SA"/>
    </style:style>
    <style:style style:name="T221" style:parent-style-name="Absatz-Standardschriftart" style:family="text">
      <style:text-properties style:font-name-complex="Times New Roman"/>
    </style:style>
    <style:style style:name="T222" style:parent-style-name="Absatz-Standardschriftart" style:family="text">
      <style:text-properties style:font-name-complex="Times New Roman"/>
    </style:style>
    <style:style style:name="T223" style:parent-style-name="Absatz-Standardschriftart" style:family="text">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text-properties style:font-name-complex="Times New Roman"/>
    </style:style>
    <style:style style:name="P226" style:parent-style-name="Überschrift2" style:family="paragraph">
      <style:text-properties style:font-name="Times New Roman" style:font-name-complex="Times New Roman"/>
    </style:style>
    <style:style style:name="TableColumn228" style:family="table-column">
      <style:table-column-properties style:column-width="0.8826in" style:use-optimal-column-width="false"/>
    </style:style>
    <style:style style:name="TableColumn229" style:family="table-column">
      <style:table-column-properties style:column-width="1.2798in" style:use-optimal-column-width="false"/>
    </style:style>
    <style:style style:name="TableColumn230" style:family="table-column">
      <style:table-column-properties style:column-width="2.0673in" style:use-optimal-column-width="false"/>
    </style:style>
    <style:style style:name="TableColumn231" style:family="table-column">
      <style:table-column-properties style:column-width="1.9687in" style:use-optimal-column-width="false"/>
    </style:style>
    <style:style style:name="Table227" style:family="table">
      <style:table-properties style:width="6.1986in" fo:margin-left="0in" table:align="left"/>
    </style:style>
    <style:style style:name="TableRow232" style:family="table-row">
      <style:table-row-properties style:use-optimal-row-height="false"/>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41" style:family="table-row">
      <style:table-row-properties style:min-row-height="0.793in"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46"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47"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50"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53" style:family="table-row">
      <style:table-row-properties style:min-row-height="0.559in" style:use-optimal-row-height="false"/>
    </style:style>
    <style:style style:name="P254"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57"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62" style:family="table-row">
      <style:table-row-properties style:min-row-height="0.559in" style:use-optimal-row-height="false"/>
    </style:style>
    <style:style style:name="P263"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6"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7"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0"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1"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7"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84" style:family="table-row">
      <style:table-row-properties style:min-row-height="0.3729in" style:use-optimal-row-height="false"/>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9"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94" style:family="table-row">
      <style:table-row-properties style:min-row-height="0.3722in" style:use-optimal-row-height="false"/>
    </style:style>
    <style:style style:name="P295"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8"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1"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04" style:family="table-row">
      <style:table-row-properties style:min-row-height="0.3722in" style:use-optimal-row-height="false"/>
    </style:style>
    <style:style style:name="P305"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8"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13" style:family="table-row">
      <style:table-row-properties style:min-row-height="0.3722in" style:use-optimal-row-height="false"/>
    </style:style>
    <style:style style:name="P314"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widows="2" fo:orphans="2" style:vertical-align="auto"/>
      <style:text-properties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21" style:parent-style-name="Listenabsatz" style:family="paragraph">
      <style:paragraph-properties fo:line-height="150%"/>
      <style:text-properties style:font-name-complex="Times New Roman"/>
    </style:style>
    <style:style style:name="P322" style:parent-style-name="Überschrift1" style:family="paragraph">
      <style:text-properties style:font-name="Times New Roman" style:font-name-complex="Times New Roman"/>
    </style:style>
    <style:style style:name="P323" style:parent-style-name="KeinLeerraum" style:family="paragraph">
      <style:text-properties style:font-name-complex="Times New Roman"/>
    </style:style>
    <style:style style:name="P324" style:parent-style-name="KeinLeerraum" style:family="paragraph">
      <style:paragraph-properties fo:margin-left="0.5in">
        <style:tab-stops/>
      </style:paragraph-properties>
      <style:text-properties style:font-name-complex="Times New Roman"/>
    </style:style>
    <style:style style:name="P325" style:parent-style-name="KeinLeerraum" style:family="paragraph">
      <style:text-properties style:font-name-complex="Times New Roman"/>
    </style:style>
    <style:style style:name="P326" style:parent-style-name="KeinLeerraum" style:family="paragraph">
      <style:text-properties style:font-name-complex="Times New Roman"/>
    </style:style>
    <style:style style:name="P327" style:parent-style-name="KeinLeerraum" style:family="paragraph">
      <style:paragraph-properties fo:margin-left="0.4923in">
        <style:tab-stops/>
      </style:paragraph-properties>
      <style:text-properties style:font-name-complex="Times New Roman"/>
    </style:style>
    <style:style style:name="P328" style:parent-style-name="KeinLeerraum" style:family="paragraph">
      <style:text-properties style:font-name-complex="Times New Roman"/>
    </style:style>
    <style:style style:name="P329" style:parent-style-name="KeinLeerraum" style:family="paragraph">
      <style:text-properties style:font-name-complex="Times New Roman"/>
    </style:style>
    <style:style style:name="P330" style:parent-style-name="KeinLeerraum" style:family="paragraph">
      <style:paragraph-properties fo:margin-left="0.5in">
        <style:tab-stops/>
      </style:paragraph-properties>
      <style:text-properties style:font-name-complex="Times New Roman"/>
    </style:style>
    <style:style style:name="P331" style:parent-style-name="KeinLeerraum" style:family="paragraph">
      <style:paragraph-properties fo:margin-left="0.5in">
        <style:tab-stops/>
      </style:paragraph-properties>
      <style:text-properties style:font-name-complex="Times New Roman"/>
    </style:style>
    <style:style style:name="P332" style:parent-style-name="KeinLeerraum" style:family="paragraph">
      <style:text-properties style:font-name-complex="Times New Roman"/>
    </style:style>
    <style:style style:name="P333" style:parent-style-name="KeinLeerraum" style:family="paragraph">
      <style:paragraph-properties fo:margin-left="0.5in">
        <style:tab-stops/>
      </style:paragraph-properties>
      <style:text-properties style:font-name-complex="Times New Roman"/>
    </style:style>
    <style:style style:name="P334" style:parent-style-name="KeinLeerraum" style:family="paragraph">
      <style:paragraph-properties fo:margin-left="0.5in">
        <style:tab-stops/>
      </style:paragraph-properties>
      <style:text-properties style:font-name-complex="Times New Roman"/>
    </style:style>
    <style:style style:name="P335" style:parent-style-name="KeinLeerraum" style:family="paragraph">
      <style:text-properties style:font-name-complex="Times New Roman"/>
    </style:style>
    <style:style style:name="P336" style:parent-style-name="KeinLeerraum" style:family="paragraph">
      <style:text-properties style:font-name-complex="Times New Roman"/>
    </style:style>
    <style:style style:name="P337" style:parent-style-name="KeinLeerraum" style:family="paragraph">
      <style:paragraph-properties fo:margin-left="0.5in">
        <style:tab-stops/>
      </style:paragraph-properties>
      <style:text-properties style:font-name-complex="Times New Roman"/>
    </style:style>
    <style:style style:name="P338" style:parent-style-name="Überschrift5" style:family="paragraph">
      <style:paragraph-properties fo:margin-left="0.4923in">
        <style:tab-stops/>
      </style:paragraph-properties>
      <style:text-properties style:font-name="Times New Roman" style:font-name-complex="Times New Roman" style:use-window-font-color="true" style:font-size-complex="12pt"/>
    </style:style>
    <style:style style:name="P339" style:parent-style-name="Überschrift5" style:family="paragraph">
      <style:paragraph-properties fo:margin-left="0.4923in">
        <style:tab-stops/>
      </style:paragraph-properties>
    </style:style>
    <style:style style:name="T340" style:parent-style-name="Absatz-Standardschriftart" style:family="text">
      <style:text-properties style:font-name="Times New Roman" style:font-name-complex="Times New Roman" style:use-window-font-color="true" style:font-size-complex="12pt"/>
    </style:style>
    <style:style style:name="P341" style:parent-style-name="KeinLeerraum" style:family="paragraph">
      <style:paragraph-properties fo:margin-left="0.5in">
        <style:tab-stops/>
      </style:paragraph-properties>
      <style:text-properties style:font-name-complex="Times New Roman"/>
    </style:style>
    <style:style style:name="P342" style:parent-style-name="KeinLeerraum" style:family="paragraph">
      <style:text-properties style:font-name-complex="Times New Roman"/>
    </style:style>
    <style:style style:name="P343" style:parent-style-name="KeinLeerraum" style:family="paragraph">
      <style:text-properties style:font-name-complex="Times New Roman"/>
    </style:style>
    <style:style style:name="P344" style:parent-style-name="KeinLeerraum" style:family="paragraph">
      <style:text-properties style:font-name-complex="Times New Roman"/>
    </style:style>
    <style:style style:name="P345" style:parent-style-name="Überschrift1" style:family="paragraph">
      <style:text-properties style:font-name="Times New Roman" style:font-name-complex="Times New Roman"/>
    </style:style>
    <style:style style:name="T346" style:parent-style-name="Absatz-Standardschriftart" style:family="text">
      <style:text-properties style:font-name-complex="Times New Roman" fo:language="en" fo:country="US" style:language-asian="en" style:country-asian="US" style:language-complex="ar" style:country-complex="SA"/>
    </style:style>
    <style:style style:name="T347" style:parent-style-name="Absatz-Standardschriftart" style:family="text">
      <style:text-properties style:font-name-complex="Times New Roman" fo:language="en" fo:country="US" style:language-asian="en" style:country-asian="US" style:language-complex="ar" style:country-complex="SA"/>
    </style:style>
    <style:style style:name="T348" style:parent-style-name="Absatz-Standardschriftart" style:family="text">
      <style:text-properties style:font-name-complex="Times New Roman" fo:language="en" fo:country="US" style:language-asian="en" style:country-asian="US" style:language-complex="ar" style:country-complex="SA"/>
    </style:style>
    <style:style style:name="T349" style:parent-style-name="Absatz-Standardschriftart" style:family="text">
      <style:text-properties style:font-name-complex="Times New Roman" fo:language="en" fo:country="US" style:language-asian="en" style:country-asian="US" style:language-complex="ar" style:country-complex="SA"/>
    </style:style>
    <style:style style:name="T350" style:parent-style-name="Absatz-Standardschriftart" style:family="text">
      <style:text-properties style:font-name-complex="Times New Roman" fo:language="en" fo:country="US" style:language-asian="en" style:country-asian="US" style:language-complex="ar" style:country-complex="SA"/>
    </style:style>
    <style:style style:name="P351" style:parent-style-name="Standard" style:family="paragraph">
      <style:paragraph-properties fo:text-align="center"/>
      <style:text-properties fo:font-size="18pt" style:font-size-asian="18pt" style:font-size-complex="18pt"/>
    </style:style>
    <style:style style:name="T352" style:parent-style-name="Absatz-Standardschriftart" style:family="text">
      <style:text-properties style:font-name-complex="Times New Roman" fo:language="en" fo:country="US" style:language-asian="en" style:country-asian="US" style:language-complex="ar" style:country-complex="SA"/>
    </style:style>
    <style:style style:name="P353" style:parent-style-name="Standard" style:family="paragraph">
      <style:paragraph-properties fo:text-align="center"/>
      <style:text-properties fo:font-size="18pt" style:font-size-asian="18pt" style:font-size-complex="18pt"/>
    </style:style>
    <style:style style:name="T354" style:parent-style-name="Absatz-Standardschriftart" style:family="text">
      <style:text-properties style:font-name-complex="Times New Roman" fo:language="en" fo:country="US" style:language-asian="en" style:country-asian="US" style:language-complex="ar" style:country-complex="SA"/>
    </style:style>
    <style:style style:name="P355" style:parent-style-name="Standard" style:family="paragraph">
      <style:paragraph-properties fo:text-align="center"/>
      <style:text-properties fo:font-size="18pt" style:font-size-asian="18pt" style:font-size-complex="18pt"/>
    </style:style>
    <style:style style:name="T356" style:parent-style-name="Absatz-Standardschriftart" style:family="text">
      <style:text-properties style:font-name-complex="Times New Roman" fo:language="en" fo:country="US" style:language-asian="en" style:country-asian="US" style:language-complex="ar" style:country-complex="SA"/>
    </style:style>
    <style:style style:name="P357" style:parent-style-name="Standard" style:family="paragraph">
      <style:paragraph-properties fo:text-align="center"/>
      <style:text-properties fo:font-size="18pt" style:font-size-asian="18pt" style:font-size-complex="18pt"/>
    </style:style>
    <style:style style:name="T358" style:parent-style-name="Absatz-Standardschriftart" style:family="text">
      <style:text-properties style:font-name-complex="Times New Roman" fo:language="en" fo:country="US" style:language-asian="en" style:country-asian="US" style:language-complex="ar" style:country-complex="SA"/>
    </style:style>
    <style:style style:name="T359" style:parent-style-name="Absatz-Standardschriftart" style:family="text">
      <style:text-properties style:font-name-complex="Times New Roman" fo:language="en" fo:country="US" style:language-asian="en" style:country-asian="US" style:language-complex="ar" style:country-complex="SA"/>
    </style:style>
    <style:style style:name="T360" style:parent-style-name="Absatz-Standardschriftart" style:family="text">
      <style:text-properties fo:language="en" fo:country="US" style:language-asian="en" style:country-asian="US" style:language-complex="ar" style:country-complex="SA"/>
    </style:style>
    <style:style style:name="P361" style:parent-style-name="Standard" style:family="paragraph">
      <style:paragraph-properties fo:text-indent="0.4923in"/>
    </style:style>
    <style:style style:name="T362" style:parent-style-name="Absatz-Standardschriftart" style:family="text">
      <style:text-properties fo:language="en" fo:country="US" style:language-asian="en" style:country-asian="US" style:language-complex="ar" style:country-complex="SA"/>
    </style:style>
    <style:style style:name="T363" style:parent-style-name="Absatz-Standardschriftart" style:family="text">
      <style:text-properties fo:language="en" fo:country="US" style:language-asian="en" style:country-asian="US" style:language-complex="ar" style:country-complex="SA"/>
    </style:style>
    <style:style style:name="P364" style:parent-style-name="StandardWeb" style:family="paragraph">
      <style:paragraph-properties fo:text-align="center" fo:margin-top="0in" fo:margin-bottom="0in"/>
    </style:style>
    <style:style style:name="T365" style:parent-style-name="Absatz-Standardschriftart" style:family="text">
      <style:text-properties style:font-name="Calibri" fo:color="#000000" style:letter-kerning="true" fo:font-size="15pt" style:font-size-asian="15pt" style:font-size-complex="15pt" fo:language="de" fo:country="DE"/>
    </style:style>
    <style:style style:name="P366" style:parent-style-name="StandardWeb" style:family="paragraph">
      <style:paragraph-properties fo:margin-top="0in" fo:margin-bottom="0in"/>
    </style:style>
    <style:style style:name="T367" style:parent-style-name="Absatz-Standardschriftart" style:family="text">
      <style:text-properties style:font-name="Calibri" fo:color="#000000" style:letter-kerning="true" fo:font-size="15pt" style:font-size-asian="15pt" style:font-size-complex="15pt" fo:language="de" fo:country="DE"/>
    </style:style>
    <style:style style:name="P368" style:parent-style-name="StandardWeb" style:family="paragraph">
      <style:paragraph-properties fo:margin-top="0in" fo:margin-bottom="0in"/>
    </style:style>
    <style:style style:name="T369" style:parent-style-name="Absatz-Standardschriftart" style:family="text">
      <style:text-properties style:font-name="Calibri" fo:color="#000000" style:letter-kerning="true" fo:font-size="15pt" style:font-size-asian="15pt" style:font-size-complex="15pt" fo:language="de" fo:country="DE"/>
    </style:style>
    <style:style style:name="T370" style:parent-style-name="Absatz-Standardschriftart" style:family="text">
      <style:text-properties fo:language="en" fo:country="US" style:language-asian="en" style:country-asian="US" style:language-complex="ar" style:country-complex="SA"/>
    </style:style>
    <style:style style:name="P371" style:parent-style-name="StandardWeb" style:family="paragraph">
      <style:paragraph-properties fo:text-align="center" fo:margin-top="0in" fo:margin-bottom="0in"/>
    </style:style>
    <style:style style:name="T372" style:parent-style-name="Absatz-Standardschriftart" style:family="text">
      <style:text-properties style:font-name="Calibri" fo:color="#000000" style:letter-kerning="true" fo:font-size="15pt" style:font-size-asian="15pt" style:font-size-complex="15pt" fo:language="de" fo:country="DE"/>
    </style:style>
    <style:style style:name="P373" style:parent-style-name="StandardWeb" style:family="paragraph">
      <style:paragraph-properties fo:margin-top="0in" fo:margin-bottom="0in"/>
    </style:style>
    <style:style style:name="T374" style:parent-style-name="Absatz-Standardschriftart" style:family="text">
      <style:text-properties style:font-name="Calibri" fo:color="#000000" style:letter-kerning="true" fo:font-size="15pt" style:font-size-asian="15pt" style:font-size-complex="15pt" fo:language="de" fo:country="DE"/>
    </style:style>
    <style:style style:name="P375" style:parent-style-name="StandardWeb" style:family="paragraph">
      <style:paragraph-properties fo:margin-top="0in" fo:margin-bottom="0in"/>
    </style:style>
    <style:style style:name="T376" style:parent-style-name="Absatz-Standardschriftart" style:family="text">
      <style:text-properties style:font-name="Calibri" fo:color="#000000" style:letter-kerning="true" fo:font-size="15pt" style:font-size-asian="15pt" style:font-size-complex="15pt" fo:language="de" fo:country="DE"/>
    </style:style>
    <style:style style:name="P377" style:parent-style-name="StandardWeb" style:family="paragraph">
      <style:paragraph-properties fo:margin-top="0in" fo:margin-bottom="0in"/>
    </style:style>
    <style:style style:name="T378" style:parent-style-name="Absatz-Standardschriftart" style:family="text">
      <style:text-properties style:font-name="Calibri" fo:color="#000000" style:letter-kerning="true" fo:font-size="15pt" style:font-size-asian="15pt" style:font-size-complex="15pt" fo:language="de" fo:country="DE"/>
    </style:style>
    <style:style style:name="P379" style:parent-style-name="StandardWeb" style:family="paragraph">
      <style:paragraph-properties fo:margin-top="0in" fo:margin-bottom="0in"/>
    </style:style>
    <style:style style:name="T380" style:parent-style-name="Absatz-Standardschriftart" style:family="text">
      <style:text-properties style:font-name="Calibri" fo:color="#000000" style:letter-kerning="true" fo:font-size="15pt" style:font-size-asian="15pt" style:font-size-complex="15pt" fo:language="de" fo:country="DE"/>
    </style:style>
    <style:style style:name="P381" style:parent-style-name="Listenabsatz" style:family="paragraph">
      <style:paragraph-properties fo:widows="2" fo:orphans="2" style:vertical-align="auto"/>
      <style:text-properties fo:hyphenate="true"/>
    </style:style>
    <style:style style:name="T382" style:parent-style-name="Absatz-Standardschriftart" style:family="text">
      <style:text-properties style:font-name="Calibri" style:font-name-complex="Times New Roman" fo:color="#000000" fo:font-size="15pt" style:font-size-asian="15pt" style:font-size-complex="15pt"/>
    </style:style>
    <style:style style:name="P383" style:parent-style-name="Listenabsatz" style:family="paragraph">
      <style:paragraph-properties fo:widows="2" fo:orphans="2" style:vertical-align="auto"/>
      <style:text-properties fo:hyphenate="true"/>
    </style:style>
    <style:style style:name="T384" style:parent-style-name="Absatz-Standardschriftart" style:family="text">
      <style:text-properties style:font-name="Calibri" style:font-name-complex="Times New Roman" fo:color="#000000" fo:font-size="15pt" style:font-size-asian="15pt" style:font-size-complex="15pt"/>
    </style:style>
    <style:style style:name="P385" style:parent-style-name="Listenabsatz" style:family="paragraph">
      <style:paragraph-properties fo:widows="2" fo:orphans="2" style:vertical-align="auto"/>
      <style:text-properties fo:hyphenate="true"/>
    </style:style>
    <style:style style:name="T386" style:parent-style-name="Absatz-Standardschriftart" style:family="text">
      <style:text-properties style:font-name="Calibri" style:font-name-complex="Times New Roman" fo:color="#000000" fo:font-size="15pt" style:font-size-asian="15pt" style:font-size-complex="15pt"/>
    </style:style>
    <style:style style:name="P387" style:parent-style-name="Listenabsatz" style:family="paragraph">
      <style:paragraph-properties fo:widows="2" fo:orphans="2" style:vertical-align="auto"/>
      <style:text-properties fo:hyphenate="true"/>
    </style:style>
    <style:style style:name="T388" style:parent-style-name="Absatz-Standardschriftart" style:family="text">
      <style:text-properties style:font-name="Calibri" style:font-name-complex="Times New Roman" fo:color="#000000" fo:font-size="15pt" style:font-size-asian="15pt" style:font-size-complex="15pt"/>
    </style:style>
    <style:style style:name="T389" style:parent-style-name="Absatz-Standardschriftart" style:family="text">
      <style:text-properties fo:language="en" fo:country="US" style:language-asian="en" style:country-asian="US" style:language-complex="ar" style:country-complex="SA"/>
    </style:style>
    <style:style style:name="T390" style:parent-style-name="Absatz-Standardschriftart" style:family="text">
      <style:text-properties fo:language="en" fo:country="US" style:language-asian="en" style:country-asian="US" style:language-complex="ar" style:country-complex="SA"/>
    </style:style>
    <style:style style:name="P391" style:parent-style-name="StandardWeb" style:family="paragraph">
      <style:paragraph-properties fo:text-align="center" fo:margin-top="0in" fo:margin-bottom="0in"/>
    </style:style>
    <style:style style:name="T392" style:parent-style-name="Absatz-Standardschriftart" style:family="text">
      <style:text-properties style:font-name="Calibri" fo:color="#000000" style:letter-kerning="true" fo:font-size="14pt" style:font-size-asian="14pt" style:font-size-complex="14pt" fo:language="de" fo:country="DE"/>
    </style:style>
    <style:style style:name="P393" style:parent-style-name="StandardWeb" style:family="paragraph">
      <style:paragraph-properties fo:margin-top="0in" fo:margin-bottom="0in"/>
    </style:style>
    <style:style style:name="T394" style:parent-style-name="Absatz-Standardschriftart" style:family="text">
      <style:text-properties style:font-name="Calibri" fo:color="#000000" style:letter-kerning="true" fo:font-size="14pt" style:font-size-asian="14pt" style:font-size-complex="14pt" fo:language="de" fo:country="DE"/>
    </style:style>
    <style:style style:name="P395" style:parent-style-name="StandardWeb" style:family="paragraph">
      <style:paragraph-properties fo:margin-top="0in" fo:margin-bottom="0in"/>
    </style:style>
    <style:style style:name="T396" style:parent-style-name="Absatz-Standardschriftart" style:family="text">
      <style:text-properties style:font-name="Calibri" fo:color="#000000" style:letter-kerning="true" fo:font-size="14pt" style:font-size-asian="14pt" style:font-size-complex="14pt" fo:language="de" fo:country="DE"/>
    </style:style>
    <style:style style:name="T397" style:parent-style-name="Absatz-Standardschriftart" style:family="text">
      <style:text-properties style:font-name="Calibri" fo:color="#000000" style:letter-kerning="true" fo:font-size="14pt" style:font-size-asian="14pt" style:font-size-complex="14pt" fo:language="de" fo:country="DE"/>
    </style:style>
    <style:style style:name="P398" style:parent-style-name="StandardWeb" style:family="paragraph">
      <style:paragraph-properties fo:margin-top="0in" fo:margin-bottom="0in"/>
    </style:style>
    <style:style style:name="T399" style:parent-style-name="Absatz-Standardschriftart" style:family="text">
      <style:text-properties style:font-name="Calibri" fo:color="#000000" style:letter-kerning="true" fo:font-size="14pt" style:font-size-asian="14pt" style:font-size-complex="14pt" fo:language="de" fo:country="DE"/>
    </style:style>
    <style:style style:name="P400" style:parent-style-name="StandardWeb" style:family="paragraph">
      <style:paragraph-properties fo:margin-top="0in" fo:margin-bottom="0in"/>
    </style:style>
    <style:style style:name="T401" style:parent-style-name="Absatz-Standardschriftart" style:family="text">
      <style:text-properties style:font-name="Calibri" fo:color="#000000" style:letter-kerning="true" fo:font-size="14pt" style:font-size-asian="14pt" style:font-size-complex="14pt" fo:language="de" fo:country="DE"/>
    </style:style>
    <style:style style:name="P402" style:parent-style-name="StandardWeb" style:family="paragraph">
      <style:paragraph-properties fo:margin-top="0in" fo:margin-bottom="0in"/>
    </style:style>
    <style:style style:name="T403" style:parent-style-name="Absatz-Standardschriftart" style:family="text">
      <style:text-properties style:font-name="Calibri" fo:color="#000000" style:letter-kerning="true" fo:font-size="14pt" style:font-size-asian="14pt" style:font-size-complex="14pt" fo:language="de" fo:country="DE"/>
    </style:style>
    <style:style style:name="P404" style:parent-style-name="StandardWeb" style:family="paragraph">
      <style:paragraph-properties fo:margin-top="0in" fo:margin-bottom="0in"/>
    </style:style>
    <style:style style:name="T405" style:parent-style-name="Absatz-Standardschriftart" style:family="text">
      <style:text-properties style:font-name="Calibri" fo:color="#000000" style:letter-kerning="true" fo:font-size="14pt" style:font-size-asian="14pt" style:font-size-complex="14pt" fo:language="de" fo:country="DE"/>
    </style:style>
    <style:style style:name="P406" style:parent-style-name="StandardWeb" style:family="paragraph">
      <style:paragraph-properties fo:margin-top="0in" fo:margin-bottom="0in"/>
    </style:style>
    <style:style style:name="T407" style:parent-style-name="Absatz-Standardschriftart" style:family="text">
      <style:text-properties style:font-name="Calibri" fo:color="#000000" style:letter-kerning="true" fo:font-size="14pt" style:font-size-asian="14pt" style:font-size-complex="14pt" fo:language="de" fo:country="DE"/>
    </style:style>
    <style:style style:name="T408" style:parent-style-name="Absatz-Standardschriftart" style:family="text">
      <style:text-properties fo:language="en" fo:country="US" style:language-asian="en" style:country-asian="US" style:language-complex="ar" style:country-complex="SA"/>
    </style:style>
    <style:style style:name="P409" style:parent-style-name="StandardWeb" style:family="paragraph">
      <style:paragraph-properties fo:text-align="center" fo:margin-top="0in" fo:margin-bottom="0in"/>
    </style:style>
    <style:style style:name="T410" style:parent-style-name="Absatz-Standardschriftart" style:family="text">
      <style:text-properties style:font-name="Calibri" fo:color="#000000" style:letter-kerning="true" fo:font-size="14pt" style:font-size-asian="14pt" style:font-size-complex="14pt" fo:language="de" fo:country="DE"/>
    </style:style>
    <style:style style:name="P411" style:parent-style-name="StandardWeb" style:family="paragraph">
      <style:paragraph-properties fo:margin-top="0in" fo:margin-bottom="0in"/>
    </style:style>
    <style:style style:name="T412" style:parent-style-name="Absatz-Standardschriftart" style:family="text">
      <style:text-properties style:font-name="Calibri" fo:color="#000000" style:letter-kerning="true" fo:font-size="14pt" style:font-size-asian="14pt" style:font-size-complex="14pt" fo:language="de" fo:country="DE"/>
    </style:style>
    <style:style style:name="P413" style:parent-style-name="StandardWeb" style:family="paragraph">
      <style:paragraph-properties fo:margin-top="0in" fo:margin-bottom="0in"/>
    </style:style>
    <style:style style:name="T414" style:parent-style-name="Absatz-Standardschriftart" style:family="text">
      <style:text-properties style:font-name="Calibri" fo:color="#000000" style:letter-kerning="true" fo:font-size="14pt" style:font-size-asian="14pt" style:font-size-complex="14pt" fo:language="de" fo:country="DE"/>
    </style:style>
    <style:style style:name="P415" style:parent-style-name="StandardWeb" style:family="paragraph">
      <style:paragraph-properties fo:margin-top="0in" fo:margin-bottom="0in"/>
    </style:style>
    <style:style style:name="T416" style:parent-style-name="Absatz-Standardschriftart" style:family="text">
      <style:text-properties style:font-name="Calibri" fo:color="#000000" style:letter-kerning="true" fo:font-size="14pt" style:font-size-asian="14pt" style:font-size-complex="14pt" fo:language="de" fo:country="DE"/>
    </style:style>
    <style:style style:name="P417" style:parent-style-name="StandardWeb" style:family="paragraph">
      <style:paragraph-properties fo:margin-top="0in" fo:margin-bottom="0in"/>
    </style:style>
    <style:style style:name="T418" style:parent-style-name="Absatz-Standardschriftart" style:family="text">
      <style:text-properties style:font-name="Calibri" fo:color="#000000" style:letter-kerning="true" fo:font-size="14pt" style:font-size-asian="14pt" style:font-size-complex="14pt" fo:language="de" fo:country="DE"/>
    </style:style>
    <style:style style:name="T419" style:parent-style-name="Absatz-Standardschriftart" style:family="text">
      <style:text-properties style:font-name="Calibri" fo:color="#000000" style:letter-kerning="true" fo:font-size="14pt" style:font-size-asian="14pt" style:font-size-complex="14pt" fo:language="de" fo:country="DE"/>
    </style:style>
    <style:style style:name="P420" style:parent-style-name="StandardWeb" style:family="paragraph">
      <style:paragraph-properties fo:margin-top="0in" fo:margin-bottom="0in"/>
    </style:style>
    <style:style style:name="T421" style:parent-style-name="Absatz-Standardschriftart" style:family="text">
      <style:text-properties style:font-name="Calibri" fo:color="#000000" style:letter-kerning="true" fo:font-size="14pt" style:font-size-asian="14pt" style:font-size-complex="14pt" fo:language="de" fo:country="DE"/>
    </style:style>
    <style:style style:name="P422" style:parent-style-name="StandardWeb" style:family="paragraph">
      <style:paragraph-properties fo:margin-top="0in" fo:margin-bottom="0in"/>
    </style:style>
    <style:style style:name="T423" style:parent-style-name="Absatz-Standardschriftart" style:family="text">
      <style:text-properties style:font-name="Calibri" fo:color="#000000" style:letter-kerning="true" fo:font-size="14pt" style:font-size-asian="14pt" style:font-size-complex="14pt" fo:language="de" fo:country="DE"/>
    </style:style>
    <style:style style:name="T424" style:parent-style-name="Absatz-Standardschriftart" style:family="text">
      <style:text-properties fo:language="en" fo:country="US" style:language-asian="en" style:country-asian="US" style:language-complex="ar" style:country-complex="SA"/>
    </style:style>
    <style:style style:name="P425" style:parent-style-name="StandardWeb" style:family="paragraph">
      <style:paragraph-properties fo:text-align="center" fo:margin-top="0in" fo:margin-bottom="0in"/>
    </style:style>
    <style:style style:name="T426" style:parent-style-name="Absatz-Standardschriftart" style:family="text">
      <style:text-properties style:font-name="Calibri" fo:color="#000000" style:letter-kerning="true" fo:font-size="15pt" style:font-size-asian="15pt" style:font-size-complex="15pt" fo:language="de" fo:country="DE"/>
    </style:style>
    <style:style style:name="P427" style:parent-style-name="StandardWeb" style:family="paragraph">
      <style:paragraph-properties fo:margin-top="0in" fo:margin-bottom="0in"/>
    </style:style>
    <style:style style:name="T428" style:parent-style-name="Absatz-Standardschriftart" style:family="text">
      <style:text-properties style:font-name="Calibri" fo:color="#000000" style:letter-kerning="true" fo:font-size="15pt" style:font-size-asian="15pt" style:font-size-complex="15pt" fo:language="de" fo:country="DE"/>
    </style:style>
    <style:style style:name="P429" style:parent-style-name="StandardWeb" style:family="paragraph">
      <style:paragraph-properties fo:margin-top="0in" fo:margin-bottom="0in"/>
    </style:style>
    <style:style style:name="T430" style:parent-style-name="Absatz-Standardschriftart" style:family="text">
      <style:text-properties style:font-name="Calibri" fo:color="#000000" style:letter-kerning="true" fo:font-size="15pt" style:font-size-asian="15pt" style:font-size-complex="15pt" fo:language="de" fo:country="DE"/>
    </style:style>
    <style:style style:name="P431" style:parent-style-name="StandardWeb" style:family="paragraph">
      <style:paragraph-properties fo:margin-top="0in" fo:margin-bottom="0in"/>
    </style:style>
    <style:style style:name="T432" style:parent-style-name="Absatz-Standardschriftart" style:family="text">
      <style:text-properties style:font-name="Calibri" fo:color="#000000" style:letter-kerning="true" fo:font-size="15pt" style:font-size-asian="15pt" style:font-size-complex="15pt" fo:language="de" fo:country="DE"/>
    </style:style>
    <style:style style:name="P433" style:parent-style-name="StandardWeb" style:family="paragraph">
      <style:paragraph-properties fo:margin-top="0in" fo:margin-bottom="0in"/>
    </style:style>
    <style:style style:name="T434" style:parent-style-name="Absatz-Standardschriftart" style:family="text">
      <style:text-properties style:font-name="Calibri" fo:color="#000000" style:letter-kerning="true" fo:font-size="15pt" style:font-size-asian="15pt" style:font-size-complex="15pt" fo:language="de" fo:country="DE"/>
    </style:style>
    <style:style style:name="P435" style:parent-style-name="Listenabsatz" style:family="paragraph">
      <style:paragraph-properties fo:widows="2" fo:orphans="2" style:vertical-align="auto"/>
      <style:text-properties fo:hyphenate="true"/>
    </style:style>
    <style:style style:name="T436" style:parent-style-name="Absatz-Standardschriftart" style:family="text">
      <style:text-properties style:font-name="Calibri" style:font-name-complex="Times New Roman" fo:color="#000000" fo:font-size="15pt" style:font-size-asian="15pt" style:font-size-complex="15pt"/>
    </style:style>
    <style:style style:name="P437" style:parent-style-name="Listenabsatz" style:family="paragraph">
      <style:paragraph-properties fo:widows="2" fo:orphans="2" style:vertical-align="auto"/>
      <style:text-properties fo:hyphenate="true"/>
    </style:style>
    <style:style style:name="T438" style:parent-style-name="Absatz-Standardschriftart" style:family="text">
      <style:text-properties style:font-name="Calibri" style:font-name-complex="Times New Roman" fo:color="#000000" fo:font-size="15pt" style:font-size-asian="15pt" style:font-size-complex="15pt"/>
    </style:style>
    <style:style style:name="P439" style:parent-style-name="Listenabsatz" style:family="paragraph">
      <style:paragraph-properties fo:widows="2" fo:orphans="2" style:vertical-align="auto"/>
      <style:text-properties fo:hyphenate="true"/>
    </style:style>
    <style:style style:name="T440" style:parent-style-name="Absatz-Standardschriftart" style:family="text">
      <style:text-properties style:font-name="Calibri" style:font-name-complex="Times New Roman" fo:color="#000000" fo:font-size="15pt" style:font-size-asian="15pt" style:font-size-complex="15pt"/>
    </style:style>
    <style:style style:name="P441" style:parent-style-name="Listenabsatz" style:family="paragraph">
      <style:paragraph-properties fo:widows="2" fo:orphans="2" style:vertical-align="auto"/>
      <style:text-properties fo:hyphenate="true"/>
    </style:style>
    <style:style style:name="T442" style:parent-style-name="Absatz-Standardschriftart" style:family="text">
      <style:text-properties style:font-name="Calibri" style:font-name-complex="Times New Roman" fo:color="#000000" fo:font-size="15pt" style:font-size-asian="15pt" style:font-size-complex="15pt"/>
    </style:style>
    <style:style style:name="T443" style:parent-style-name="Absatz-Standardschriftart" style:family="text">
      <style:text-properties fo:language="en" fo:country="US" style:language-asian="en" style:country-asian="US" style:language-complex="ar" style:country-complex="SA"/>
    </style:style>
    <style:style style:name="P444" style:parent-style-name="StandardWeb" style:family="paragraph">
      <style:paragraph-properties fo:margin-top="0in" fo:margin-bottom="0in"/>
    </style:style>
    <style:style style:name="T445" style:parent-style-name="Absatz-Standardschriftart" style:family="text">
      <style:text-properties style:font-name="Calibri" fo:color="#000000" style:letter-kerning="true" fo:font-size="15pt" style:font-size-asian="15pt" style:font-size-complex="15pt" fo:language="de" fo:country="DE"/>
    </style:style>
    <style:style style:name="P446" style:parent-style-name="StandardWeb" style:family="paragraph">
      <style:paragraph-properties fo:margin-top="0in" fo:margin-bottom="0in"/>
    </style:style>
    <style:style style:name="T447" style:parent-style-name="Absatz-Standardschriftart" style:family="text">
      <style:text-properties style:font-name="Calibri" fo:color="#000000" style:letter-kerning="true" fo:font-size="15pt" style:font-size-asian="15pt" style:font-size-complex="15pt" fo:language="de" fo:country="DE"/>
    </style:style>
    <style:style style:name="P448" style:parent-style-name="StandardWeb" style:family="paragraph">
      <style:paragraph-properties fo:margin-top="0in" fo:margin-bottom="0in"/>
    </style:style>
    <style:style style:name="T449" style:parent-style-name="Absatz-Standardschriftart" style:family="text">
      <style:text-properties style:font-name="Calibri" fo:color="#000000" style:letter-kerning="true" fo:font-size="15pt" style:font-size-asian="15pt" style:font-size-complex="15pt" fo:language="de" fo:country="DE"/>
    </style:style>
    <style:style style:name="P450" style:parent-style-name="StandardWeb" style:family="paragraph">
      <style:paragraph-properties fo:margin-top="0in" fo:margin-bottom="0in"/>
    </style:style>
    <style:style style:name="T451" style:parent-style-name="Absatz-Standardschriftart" style:family="text">
      <style:text-properties style:font-name="Calibri" fo:color="#000000" style:letter-kerning="true" fo:font-size="15pt" style:font-size-asian="15pt" style:font-size-complex="15pt" fo:language="de" fo:country="DE"/>
    </style:style>
    <style:style style:name="P452" style:parent-style-name="StandardWeb" style:family="paragraph">
      <style:paragraph-properties fo:margin-top="0in" fo:margin-bottom="0in"/>
    </style:style>
    <style:style style:name="T453" style:parent-style-name="Absatz-Standardschriftart" style:family="text">
      <style:text-properties style:font-name="Calibri" fo:color="#000000" style:letter-kerning="true" fo:font-size="15pt" style:font-size-asian="15pt" style:font-size-complex="15pt" fo:language="de" fo:country="DE"/>
    </style:style>
    <style:style style:name="P454" style:parent-style-name="StandardWeb" style:family="paragraph">
      <style:paragraph-properties fo:margin-top="0in" fo:margin-bottom="0in"/>
    </style:style>
    <style:style style:name="T455" style:parent-style-name="Absatz-Standardschriftart" style:family="text">
      <style:text-properties style:font-name="Calibri" fo:color="#000000" style:letter-kerning="true" fo:font-size="15pt" style:font-size-asian="15pt" style:font-size-complex="15pt" fo:language="de" fo:country="DE"/>
    </style:style>
    <style:style style:name="P456" style:parent-style-name="StandardWeb" style:family="paragraph">
      <style:paragraph-properties fo:margin-top="0in" fo:margin-bottom="0in"/>
    </style:style>
    <style:style style:name="T457" style:parent-style-name="Absatz-Standardschriftart" style:family="text">
      <style:text-properties style:font-name="Calibri" fo:color="#000000" style:letter-kerning="true" fo:font-size="15pt" style:font-size-asian="15pt" style:font-size-complex="15pt" fo:language="de" fo:country="DE"/>
    </style:style>
    <style:style style:name="P458" style:parent-style-name="StandardWeb" style:family="paragraph">
      <style:paragraph-properties fo:margin-top="0in" fo:margin-bottom="0in"/>
    </style:style>
    <style:style style:name="T459" style:parent-style-name="Absatz-Standardschriftart" style:family="text">
      <style:text-properties style:font-name="Calibri" fo:color="#000000" style:letter-kerning="true" fo:font-size="15pt" style:font-size-asian="15pt" style:font-size-complex="15pt" fo:language="de" fo:country="DE"/>
    </style:style>
    <style:style style:name="P460" style:parent-style-name="StandardWeb" style:family="paragraph">
      <style:paragraph-properties fo:margin-top="0in" fo:margin-bottom="0in"/>
    </style:style>
    <style:style style:name="T461" style:parent-style-name="Absatz-Standardschriftart" style:family="text">
      <style:text-properties style:font-name="Calibri" fo:color="#000000" style:letter-kerning="true" fo:font-size="15pt" style:font-size-asian="15pt" style:font-size-complex="15pt" fo:language="de" fo:country="DE"/>
    </style:style>
    <style:style style:name="T462" style:parent-style-name="Absatz-Standardschriftart" style:family="text">
      <style:text-properties style:font-name="Calibri" fo:color="#000000" style:letter-kerning="true" fo:font-size="15pt" style:font-size-asian="15pt" style:font-size-complex="15pt" fo:language="de" fo:country="DE"/>
    </style:style>
    <style:style style:name="P463" style:parent-style-name="StandardWeb" style:family="paragraph">
      <style:paragraph-properties fo:margin-top="0in" fo:margin-bottom="0in"/>
      <style:text-properties style:font-name="Calibri" fo:color="#000000" style:letter-kerning="true" fo:font-size="15pt" style:font-size-asian="15pt" style:font-size-complex="15pt" fo:language="de" fo:country="DE"/>
    </style:style>
    <style:style style:name="P464" style:parent-style-name="StandardWeb" style:family="paragraph">
      <style:paragraph-properties fo:margin-top="0in" fo:margin-bottom="0in" fo:margin-left="0.4923in" fo:text-indent="0.4923in">
        <style:tab-stops/>
      </style:paragraph-properties>
    </style:style>
    <style:style style:name="T465" style:parent-style-name="Absatz-Standardschriftart" style:family="text">
      <style:text-properties style:font-name="Calibri" fo:color="#000000" style:letter-kerning="true" fo:font-size="15pt" style:font-size-asian="15pt" style:font-size-complex="15pt" fo:language="de" fo:country="DE"/>
    </style:style>
    <style:style style:name="T466" style:parent-style-name="Absatz-Standardschriftart" style:family="text">
      <style:text-properties fo:language="en" fo:country="US" style:language-asian="en" style:country-asian="US" style:language-complex="ar" style:country-complex="SA"/>
    </style:style>
    <style:style style:name="T467" style:parent-style-name="Absatz-Standardschriftart" style:family="text">
      <style:text-properties fo:language="en" fo:country="US" style:language-asian="en" style:country-asian="US" style:language-complex="ar" style:country-complex="SA"/>
    </style:style>
    <style:style style:name="P468" style:parent-style-name="StandardWeb" style:family="paragraph">
      <style:paragraph-properties fo:text-align="center" fo:margin-top="0in" fo:margin-bottom="0in"/>
    </style:style>
    <style:style style:name="T469" style:parent-style-name="Absatz-Standardschriftart" style:family="text">
      <style:text-properties style:font-name="Calibri" fo:color="#000000" style:letter-kerning="true" fo:font-size="15pt" style:font-size-asian="15pt" style:font-size-complex="15pt" fo:language="de" fo:country="DE"/>
    </style:style>
    <style:style style:name="P470" style:parent-style-name="StandardWeb" style:family="paragraph">
      <style:paragraph-properties fo:margin-top="0in" fo:margin-bottom="0in"/>
    </style:style>
    <style:style style:name="T471" style:parent-style-name="Absatz-Standardschriftart" style:family="text">
      <style:text-properties style:font-name="Calibri" fo:color="#000000" style:letter-kerning="true" fo:font-size="15pt" style:font-size-asian="15pt" style:font-size-complex="15pt" fo:language="de" fo:country="DE"/>
    </style:style>
    <style:style style:name="P472" style:parent-style-name="StandardWeb" style:family="paragraph">
      <style:paragraph-properties fo:margin-top="0in" fo:margin-bottom="0in"/>
    </style:style>
    <style:style style:name="T473" style:parent-style-name="Absatz-Standardschriftart" style:family="text">
      <style:text-properties style:font-name="Calibri" fo:color="#000000" style:letter-kerning="true" fo:font-size="15pt" style:font-size-asian="15pt" style:font-size-complex="15pt" fo:language="de" fo:country="DE"/>
    </style:style>
    <style:style style:family="graphic" style:name="a3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
      <style:graphic-properties fo:wrap-option="wrap" fo:padding-top="0.02463in" fo:padding-bottom="0.02463in" fo:padding-left="0.02463in" fo:padding-right="0.02463in" draw:textarea-vertical-align="middle" draw:textarea-horizontal-align="center" draw:fill="solid" draw:fill-color="#d2deef" draw:opacity="90%" draw:stroke="solid" svg:stroke-width="0.00694in" svg:stroke-color="#d2deef" svg:stroke-opacity="9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3018in" fo:padding-bottom="0.03018in" fo:padding-left="0.03018in" fo:padding-right="0.03018in" draw:textarea-vertical-align="middle" draw:textarea-horizontal-align="center" draw:fill="gradient" draw:fill-gradient-name="a21"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graphic" style:name="a23">
      <style:graphic-properties draw:fill="solid" draw:fill-color="#ffffff" draw:opacity="100%" draw:stroke="none" draw:shadow="visible" draw:shadow-offset-x="0in" draw:shadow-offset-y="0.02083in" draw:shadow-color="#000000" draw:shadow-opacity="63%"/>
    </style:style>
    <style:style style:family="graphic" style:name="a24">
      <style:graphic-properties fo:wrap-option="wrap" fo:padding-top="0.02463in" fo:padding-bottom="0.02463in" fo:padding-left="0.02463in" fo:padding-right="0.02463in" draw:textarea-vertical-align="middle" draw:textarea-horizontal-align="center" draw:fill="solid" draw:fill-color="#d2deef" draw:opacity="90%" draw:stroke="solid" svg:stroke-width="0.00694in" svg:stroke-color="#d2deef" svg:stroke-opacity="90%" draw:stroke-linejoin="miter" svg:stroke-linecap="butt" draw:auto-grow-width="false" draw:auto-grow-height="false"/>
      <style:paragraph-properties style:font-independent-line-spacing="false" style:writing-mode="lr-tb"/>
    </style:style>
    <style:style style:family="graphic" style:name="a25">
      <style:graphic-properties draw:fill="none" draw:stroke="none" draw:shadow="visible" draw:shadow-offset-x="0in" draw:shadow-offset-y="0.02083in" draw:shadow-color="#000000" draw:shadow-opacity="63%"/>
    </style:style>
    <style:style style:family="graphic" style:name="a26">
      <style:graphic-properties fo:wrap-option="wrap" fo:padding-top="0.02463in" fo:padding-bottom="0.02463in" fo:padding-left="0.02463in" fo:padding-right="0.02463in" draw:textarea-vertical-align="middle" draw:textarea-horizontal-align="center" draw:fill="solid" draw:fill-color="#d2deef" draw:opacity="90%" draw:stroke="solid" svg:stroke-width="0.00694in" svg:stroke-color="#d2deef" svg:stroke-opacity="90%" draw:stroke-linejoin="miter" svg:stroke-linecap="butt" draw:auto-grow-width="false" draw:auto-grow-height="false"/>
      <style:paragraph-properties style:font-independent-line-spacing="false" style:writing-mode="lr-tb"/>
    </style:style>
    <style:style style:family="graphic" style:name="a27">
      <style:graphic-properties draw:fill="none" draw:stroke="none" draw:shadow="visible" draw:shadow-offset-x="0in" draw:shadow-offset-y="0.02083in" draw:shadow-color="#000000" draw:shadow-opacity="63%"/>
    </style:style>
    <style:style style:family="graphic" style:name="a28">
      <style:graphic-properties fo:wrap-option="wrap" fo:padding-top="0.02463in" fo:padding-bottom="0.02463in" fo:padding-left="0.02463in" fo:padding-right="0.02463in" draw:textarea-vertical-align="middle" draw:textarea-horizontal-align="center" draw:fill="solid" draw:fill-color="#d2deef" draw:opacity="90%" draw:stroke="solid" svg:stroke-width="0.00694in" svg:stroke-color="#d2deef" svg:stroke-opacity="90%" draw:stroke-linejoin="miter" svg:stroke-linecap="butt" draw:auto-grow-width="false" draw:auto-grow-height="false"/>
      <style:paragraph-properties style:font-independent-line-spacing="false" style:writing-mode="lr-tb"/>
    </style:style>
    <style:style style:family="graphic" style:name="a29">
      <style:graphic-properties style:wrap="none" style:horizontal-rel="page-content" style:vertical-rel="paragraph" style:horizontal-pos="from-left" style:vertical-pos="from-top"/>
    </style:style>
    <style:style style:family="graphic" style:name="a10">
      <style:graphic-properties fo:wrap-option="wrap" fo:padding-top="0.03018in" fo:padding-bottom="0.03018in" fo:padding-left="0.03018in" fo:padding-right="0.03018in" draw:textarea-vertical-align="middle" draw:textarea-horizontal-align="center" draw:fill="gradient" draw:fill-gradient-name="a9"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graphic" style:name="a11">
      <style:graphic-properties draw:fill="solid" draw:fill-color="#ffffff" draw:opacity="100%" draw:stroke="none" draw:shadow="visible" draw:shadow-offset-x="0in" draw:shadow-offset-y="0.02083in" draw:shadow-color="#000000" draw:shadow-opacity="63%"/>
    </style:style>
    <style:style style:family="graphic" style:name="a12">
      <style:graphic-properties fo:wrap-option="wrap" fo:padding-top="0.0533in" fo:padding-bottom="0.0533in" fo:padding-left="0.0533in" fo:padding-right="0.0533in" draw:textarea-vertical-align="middle" draw:textarea-horizontal-align="center" draw:fill="solid" draw:fill-color="#d2deef" draw:opacity="90%" draw:stroke="solid" svg:stroke-width="0.00694in" svg:stroke-color="#d2deef" svg:stroke-opacity="90%" draw:stroke-linejoin="miter" svg:stroke-linecap="butt" draw:auto-grow-width="false" draw:auto-grow-height="false"/>
      <style:paragraph-properties style:font-independent-line-spacing="false" style:writing-mode="lr-tb"/>
    </style:style>
    <style:style style:family="graphic" style:name="a5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4">
      <style:graphic-properties fo:wrap-option="wrap" fo:padding-top="0.03018in" fo:padding-bottom="0.03018in" fo:padding-left="0.03018in" fo:padding-right="0.03018in" draw:textarea-vertical-align="middle" draw:textarea-horizontal-align="center" draw:fill="gradient" draw:fill-gradient-name="a13"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graphic" style:name="a51"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graphic-properties draw:fill="solid" draw:fill-color="#ffffff" draw:opacity="100%" draw:stroke="none" draw:shadow="visible" draw:shadow-offset-x="0in" draw:shadow-offset-y="0.02083in" draw:shadow-color="#000000" draw:shadow-opacity="63%"/>
    </style:style>
    <style:style style:family="graphic" style:name="a52"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graphic-properties fo:wrap-option="wrap" fo:padding-top="0.02463in" fo:padding-bottom="0.02463in" fo:padding-left="0.02463in" fo:padding-right="0.02463in" draw:textarea-vertical-align="middle" draw:textarea-horizontal-align="center" draw:fill="solid" draw:fill-color="#d2deef" draw:opacity="90%" draw:stroke="solid" svg:stroke-width="0.00694in" svg:stroke-color="#d2deef" svg:stroke-opacity="90%" draw:stroke-linejoin="miter" svg:stroke-linecap="butt" draw:auto-grow-width="false" draw:auto-grow-height="false"/>
      <style:paragraph-properties style:font-independent-line-spacing="false" style:writing-mode="lr-tb"/>
    </style:style>
    <style:style style:family="graphic" style:name="a53"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draw:fill="none" draw:stroke="none" draw:shadow="visible" draw:shadow-offset-x="0in" draw:shadow-offset-y="0.02083in" draw:shadow-color="#000000" draw:shadow-opacity="63%"/>
    </style:style>
    <style:style style:family="graphic" style:name="a54"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graphic-properties fo:wrap-option="wrap" fo:padding-top="0.02463in" fo:padding-bottom="0.02463in" fo:padding-left="0.02463in" fo:padding-right="0.02463in" draw:textarea-vertical-align="middle" draw:textarea-horizontal-align="center" draw:fill="solid" draw:fill-color="#d2deef" draw:opacity="90%" draw:stroke="solid" svg:stroke-width="0.00694in" svg:stroke-color="#d2deef" svg:stroke-opacity="90%" draw:stroke-linejoin="miter" svg:stroke-linecap="butt" draw:auto-grow-width="false" draw:auto-grow-height="false"/>
      <style:paragraph-properties style:font-independent-line-spacing="false" style:writing-mode="lr-tb"/>
    </style:style>
    <style:style style:family="graphic" style:name="a5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
      <style:graphic-properties draw:fill="none" draw:stroke="none" draw:shadow="visible" draw:shadow-offset-x="0in" draw:shadow-offset-y="0.02083in" draw:shadow-color="#000000" draw:shadow-opacity="63%"/>
    </style:style>
    <style:style style:family="graphic" style:name="a56"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graphic-properties fo:wrap-option="wrap" fo:padding-top="0.3482in" fo:padding-bottom="0.3482in" fo:padding-left="0.00625in" fo:padding-right="0.00625in" draw:textarea-vertical-align="middle" draw:textarea-horizontal-align="center" draw:fill="solid" draw:fill-color="#5b9bd5" draw:opacity="10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wrap" fo:padding-top="0.03795in" fo:padding-bottom="0.03795in" fo:padding-left="0.07778in" fo:padding-right="0.03795in" draw:textarea-vertical-align="middle" draw:textarea-horizontal-align="left"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2">
      <style:graphic-properties fo:wrap-option="wrap" fo:padding-top="0.3482in" fo:padding-bottom="0.3482in" fo:padding-left="0.00625in" fo:padding-right="0.00625in" draw:textarea-vertical-align="middle" draw:textarea-horizontal-align="center" draw:fill="solid" draw:fill-color="#5b9bd5" draw:opacity="10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3795in" fo:padding-bottom="0.03795in" fo:padding-left="0.07778in" fo:padding-right="0.03795in" draw:textarea-vertical-align="middle" draw:textarea-horizontal-align="left"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3482in" fo:padding-bottom="0.3482in" fo:padding-left="0.00625in" fo:padding-right="0.00625in" draw:textarea-vertical-align="middle" draw:textarea-horizontal-align="center" draw:fill="solid" draw:fill-color="#5b9bd5" draw:opacity="10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3795in" fo:padding-bottom="0.03795in" fo:padding-left="0.07778in" fo:padding-right="0.03795in" draw:textarea-vertical-align="middle" draw:textarea-horizontal-align="left"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3482in" fo:padding-bottom="0.3482in" fo:padding-left="0.00625in" fo:padding-right="0.00625in" draw:textarea-vertical-align="middle" draw:textarea-horizontal-align="center" draw:fill="solid" draw:fill-color="#5b9bd5" draw:opacity="10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44">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7">
      <style:graphic-properties fo:wrap-option="wrap" fo:padding-top="0.03795in" fo:padding-bottom="0.03795in" fo:padding-left="0.07778in" fo:padding-right="0.03795in" draw:textarea-vertical-align="middle" draw:textarea-horizontal-align="left"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45">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8">
      <style:graphic-properties/>
    </style:style>
    <style:style style:family="graphic" style:name="a46">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8"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9"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StuPro SS16 und WS 16/17</text:p>
      <text:p text:style-name="P10"/>
      <text:p text:style-name="P11"/>
      <text:p text:style-name="P12"/>
      <text:p text:style-name="P13">Entwurf</text:p>
      <text:p text:style-name="P14">Smart Things</text:p>
      <text:p text:style-name="P15"/>
      <text:p text:style-name="P16"/>
      <text:p text:style-name="P17"/>
      <text:p text:style-name="P18"/>
      <text:p text:style-name="P19"/>
      <text:p text:style-name="P20"><text:span text:style-name="T21">Version:</text:span><text:span text:style-name="T22"><text:s/>1.1</text:span></text:p>
      <text:p text:style-name="P23"><text:span text:style-name="T24">Erstellt am:</text:span><text:span text:style-name="T25"><text:s/>27.05.2016</text:span></text:p>
      <text:p text:style-name="P26"><text:span text:style-name="T27">Zuletzt geändert am:</text:span><text:span text:style-name="T28"><text:s/>02.06.2016</text:span></text:p>
      <text:p text:style-name="P29"/>
      <text:soft-page-break/>
      <text:p text:style-name="P30">Inhalt</text:p>
      <text:p text:style-name="P31">Kapitel 1.</text:p>
      <text:p text:style-name="P32"><text:tab/>Einleitung</text:p>
      <text:p text:style-name="P33"><text:tab/>Das Produkt Smart<text:s/>Things</text:p>
      <text:p text:style-name="P34"><text:tab/>Begriffe</text:p>
      <text:p text:style-name="P35"><text:tab/>Lizenz</text:p>
      <text:p text:style-name="P36"><text:tab/>Entwurfsprinzipien</text:p>
      <text:p text:style-name="P37"/>
      <text:p text:style-name="P38">Kapitel 2.</text:p>
      <text:p text:style-name="P39"><text:tab/>Architektur</text:p>
      <text:p text:style-name="P40"><text:tab/>Komponentenübergreifende Funktion</text:p>
      <text:p text:style-name="P41"/>
      <text:p text:style-name="P42">Kapitel 3.</text:p>
      <text:p text:style-name="P43"><text:tab/>Komponenten</text:p>
      <text:p text:style-name="P44"/>
      <text:p text:style-name="P45">Kapitel 4.</text:p>
      <text:p text:style-name="P46"><text:tab/>Externe Schnittstellen</text:p>
      <text:p text:style-name="P47"/>
      <text:p text:style-name="P48">Kapitel 5.</text:p>
      <text:p text:style-name="P49"><text:tab/>Universelle Schnittstelle</text:p>
      <text:soft-page-break/>
      <text:p text:style-name="P50">Lizenz</text:p>
      <text:p text:style-name="P51">Dieses Dokument steht unter der Creativ Common Public License 3.0 mit den Einschränkungen:</text:p>
      <text:p text:style-name="Standard"><text:span text:style-name="T52">Namensnennung und nicht-kommerziell (<text:s/></text:span><text:a xlink:href="http://creativecommons.org/licenses/by-nc/3.0/legalcode" office:target-frame-name="_top" xlink:show="replace"><text:span text:style-name="T53">http://creativecommons.org/licenses/by-nc/3.0/legalcode</text:span></text:a><text:span text:style-name="T54">)</text:span></text:p>
      <text:p text:style-name="P55">Das bedeutet, dass Sie dieses Werk <text:s/>vervielfältigen, verbreiten und öffentlich zugänglich machen und verändern dürfen. Dabei muss jedoch beachtet werden, dass <text:s/>Sie den Namen der Entwickler nennen müssen und <text:s/>das Werk nicht für kommerzielle Zwecke genutzt werden darf.</text:p>
      <text:p text:style-name="P56"/>
      <text:p text:style-name="P57">Kapitel 1.</text:p>
      <text:p text:style-name="P58"><text:tab/>Einleitung</text:p>
      <text:p text:style-name="P59"/>
      <text:p text:style-name="Standard"><text:span text:style-name="T60">Ziel</text:span><text:span text:style-name="T61"><text:s/>dieses Kapitel ist es den Leser einen Überblick über das entworfene<text:s/></text:span><text:span text:style-name="T62">Produkt</text:span><text:span text:style-name="T63"><text:s/>und Entwurfsdokument zu verschaffen. Fragen über den Zweck des Produkts, <text:s/>die gestellten Anforderungen sowie die betrachteten Prinzipien (Vorgehende Techniken) werden in diesen fo</text:span><text:span text:style-name="T64">lgenden Abschnitten beantwortet.</text:span></text:p>
      <text:p text:style-name="P65"/>
      <text:p text:style-name="P66"><text:tab/>Das Produkt Smart Things</text:p>
      <text:p text:style-name="Standard"><text:span text:style-name="T67">Zweck des unter dem Studienprojekt entstehende Produkt<text:s/></text:span><text:span text:style-name="T68">Smart Things</text:span><text:span text:style-name="T69"><text:s/>ist es „smarte“ Hardware zu bauen. Unter Smart wird hier ein Produkt verstanden, welches sich mit der bereits entwickelten Middl</text:span><text:span text:style-name="T70">eware RIOT verbindet und durch Befehle der Software verschiedene Tätigkeiten ausübt ohne die Aufgaben direkt vom Nutzer zu bekommen.</text:span></text:p>
      <text:p text:style-name="P71"><text:s/>Es werden 3 Hardware Entwickelt, diese sind eine Kaschiermaschine, eine Smarte Lichter und ein Intelligentes Auto.</text:p>
      <text:p text:style-name="P72">Die jeweiligen Anforderungen sind:</text:p>
      <text:p text:style-name="Standard"><text:span text:style-name="T73">Kaffeemaschine:</text:span><text:span text:style-name="T74"><text:s/>Die Kaffeemaschine sollte mit dem Smartphone bedienbar sein, so dass für jeden Benutzer der individuelle Kaffee gespeichert und gebrüht wird. Die Kaffeemaschine, die hierbei verwendet wird ist die Smarter Coffee<text:s/></text:span><text:span text:style-name="T75">Maschine, welche auf unseren Vorstellungen umgebaut wird.</text:span></text:p>
      <text:p text:style-name="P76"/>
      <text:p text:style-name="Standard"><text:span text:style-name="T77">Auto:</text:span><text:span text:style-name="T78"><text:s/>Mithilfe von LEGO Minestorm wird das gewünschte Auto simuliert. Es soll mit dem Haus kommunizieren können. Wichtige Eigenschaft soll die Kommunikation mit den Lichtern des Hauses sein.</text:span></text:p>
      <text:p text:style-name="P79"/>
      <text:p text:style-name="Standard"><text:span text:style-name="T80">Licht</text:span><text:span text:style-name="T81">:</text:span><text:span text:style-name="T82"><text:s/>Um die Hausbeleuchtung zu simulieren wird ein Puppenhaus aus Holz gebaut welches mit LED Lichtern betrieben wird. Durch das Tablet sollen alle Lichter individuell ansteuerbar und eventuell auch dimmbar sein. Des Weiteren soll das Haus noch mit Tastern be</text:span><text:span text:style-name="T83">trieben werden.</text:span></text:p>
      <text:p text:style-name="P84"/>
      <text:p text:style-name="P85"/>
      <text:p text:style-name="P86"><text:tab/>Entwurfs-Prinzipien</text:p>
      <text:p text:style-name="P87">Welche Entwurfsrichtungen werden verfolgt? Top down outside in</text:p>
      <text:p text:style-name="P88">Eingesetzte Entwurfsmuster Architekturmuster?</text:p>
      <text:p text:style-name="P89"/>
      <text:p text:style-name="P90"/>
      <text:p text:style-name="P91"/>
      <text:p text:style-name="P92">Kapitel 2.</text:p>
      <text:p text:style-name="P93"><text:tab/>Architektur</text:p>
      <text:p text:style-name="P94">Fragen die Beantwortet werden:</text:p>
      <text:p text:style-name="P95"><text:s/>Aus welchen Teilen besteht die Architektur?</text:p>
      <text:p text:style-name="P96">Wie arbeiten die Teile zusammen?</text:p>
      <text:p text:style-name="P97">Welches Prinzip wurde bei der Gliederung des Systems in den einzelnen Teilen verfolgt?</text:p>
      <text:p text:style-name="P98">Welche Entscheidungen bezüglich der Architektur</text:p>
      <text:p text:style-name="P99"/>
      <text:p text:style-name="P100"><text:tab/></text:p>
      <text:soft-page-break/>
      <text:p text:style-name="P101">Komponentenübergreifende Funktion</text:p>
      <text:p text:style-name="P102"/>
      <text:p text:style-name="P103">Kapitel 3.</text:p>
      <text:p text:style-name="P104"><text:tab/>Komponenten</text:p>
      <text:p text:style-name="P105"><text:s/>detaillierte Beschreibung der<text:s/>Komponenten soll hier erfolgen</text:p>
      <text:p text:style-name="P106"><text:s/>Fragend die zu beantworten sind:</text:p>
      <text:p text:style-name="P107">Welche Funktion wird von einer Komponente zur Verfügung gestellt (Abschnitt 3.1)?</text:p>
      <text:p text:style-name="P108">• Welche Entscheidungen wurden beim Entwurf der Komponente getroffen (Entwurfsentscheidungen)?</text:p>
      <text:p text:style-name="Standard"><text:span text:style-name="T109">• Welche<text:s/></text:span><text:span text:style-name="T110">Schni</text:span><text:span text:style-name="T111">ttstelle</text:span><text:span text:style-name="T112"><text:s/>bietet die Komponente (Abschnitt 3.1.1)?</text:span></text:p>
      <text:p text:style-name="Standard"><text:span text:style-name="T113">• Wie muss eine Komponente benutzt werden (Abschnitt 3.1.2<text:s/></text:span><text:span text:style-name="T114">Protokolle</text:span><text:span text:style-name="T115">)?</text:span></text:p>
      <text:p text:style-name="P116">• Welche Zustände kann eine Komponente einnehmen (Abschnitt 3.1.3?</text:p>
      <text:p text:style-name="Standard"><text:span text:style-name="T117">• Wie verhält sich eine Komponente (Abschnitt 3.1.3<text:s/></text:span><text:span text:style-name="T118">Verhalten</text:span><text:span text:style-name="T119">)?</text:span></text:p>
      <text:p text:style-name="Standard"><text:span text:style-name="T120">•<text:s/></text:span><text:span text:style-name="T121">Wie ist die Komponente</text:span><text:span text:style-name="T122"><text:s/>intern realisiert</text:span><text:span text:style-name="T123"><text:s/>(Abschnitt 3.1.4)?</text:span></text:p>
      <text:p text:style-name="Standard"><text:span text:style-name="T124"><text:s/>• Welche<text:s/></text:span><text:span text:style-name="T125">Anforderungen</text:span><text:span text:style-name="T126"><text:s/>werden von der Komponente<text:s/></text:span><text:span text:style-name="T127">implementiert</text:span><text:span text:style-name="T128"><text:s/>(Abschnitt 3.1.5)?</text:span></text:p>
      <text:p text:style-name="Standard"><text:span text:style-name="T129"><text:s/>• Wie arbeiten die einzelnen Komponenten im System zusammen (Abschnitt 3.2<text:s/></text:span><text:span text:style-name="T130">Verbindung</text:span><text:span text:style-name="T131"><text:s/>der einzelnen Komponenten)</text:span><text:span text:style-name="T132">?</text:span></text:p>
      <text:p text:style-name="P133"/>
      <text:p text:style-name="P134"/>
      <text:p text:style-name="P135">Kapitel 4.</text:p>
      <text:p text:style-name="P136"><text:tab/>Externe Schnittstellen</text:p>
      <text:p text:style-name="P137">Welche Komponenten, die bereits in Kapitel 3 beschrieben wurden, implementieren die externen Schnittstellen?</text:p>
      <text:p text:style-name="P138">• Wie werden die Daten, die von der Anwendung bearbeitet werden, dauerhaft gespeichert?</text:p>
      <text:p text:style-name="P139">• Nutzt die Software<text:s/>über definierte Schnittstellen andere Software-Systeme?</text:p>
      <text:p text:style-name="P140">• Kann das Software-System über eine Schnittstelle von anderen Software-Systemen genutzt</text:p>
      <text:soft-page-break/>
      <text:p text:style-name="P141">Versionshistorie</text:p>
      <text:p text:style-name="P142"><text:tab/>Version 1.0 (27.05.2016)</text:p>
      <text:p text:style-name="P143"><text:tab/><text:tab/>Erstellen, erster Entwurf des Inhalts</text:p>
      <text:p text:style-name="P144"><text:span text:style-name="T145"><text:tab/>Version 1.1 (02.06.2016)</text:span></text:p>
      <text:p text:style-name="P146"><text:tab/><text:tab/>Ausarbeitung des Entwurfs</text:p>
      <text:p text:style-name="P147">Version 1.2 (09.06.2016)</text:p>
      <text:p text:style-name="P148"><text:span text:style-name="T149"><text:tab/></text:span><text:span text:style-name="T150"><text:tab/></text:span><text:span text:style-name="T151">Grobe Architektur</text:span></text:p>
      <text:p text:style-name="P152">Version 1.3 (20.06.2016)</text:p>
      <text:p text:style-name="P153"><text:tab/><text:tab/>Grober Entwurf universelle Schnittstelle – MK</text:p>
      <text:p text:style-name="P154">Version 1.4(20.06.2016)</text:p>
      <text:p text:style-name="P155"><text:span text:style-name="T156"><text:tab/></text:span><text:span text:style-name="T157"><text:tab/></text:span><text:span text:style-name="T158">Komponenten Kapitel hinzugefügt</text:span></text:p>
      <text:p text:style-name="P159"/>
      <text:p text:style-name="P160"/>
      <text:h text:style-name="P161" text:outline-level="1">Kapitel 2 Architektur</text:h>
      <text:p text:style-name="P162">In diesem Projekt gibt es<text:s/>drei Hauptkomponenten: die Steuerung per Server, die universelle Schnittstelle und die Geräte.<text:s/></text:p>
      <text:p text:style-name="P163">Kaa und Riot sollen als Software für den Server verwendet werden. Je nachdem welche Software verwendet wird, muss die Datei in XML oder JSON-Code übersetzt werden. An diesem Server wird eine neutrale Schnittstelle angebaut. Hierbei sollen die Geräteinformationen in XML-Format oder per JSON-Code übergeben werden und für das entsprechende Gerät übersetzt werden. Dann werden die Befehle an die jeweilige Hardware gesendet.</text:p>
      <text:p text:style-name="P164"><text:s/>Für die Kaffeemaschine braucht man eine eigene Adapter Schnittstelle, die an die universelle Schnittstelle integriert ist, somit muss die Anwendung nicht auf ein extra Rasperry Pi geladen werden. Die Lichtsteuerungsanwendung ist auf dem Rasperry Pi<text:s/>vorhanden.<text:s/></text:p>
      <text:p text:style-name="P165">In jeder Schnittstelle muss angegeben werden, ob es mit Kaa oder Riot kommunizieren möchte.<text:s/></text:p>
      <text:p text:style-name="Standard"><text:span text:style-name="T166"><draw:g draw:name="Diagramm 1" draw:id="id8" draw:style-name="a8" text:anchor-type="as-char"><svg:title/><svg:desc/><draw:custom-shape svg:x="0in" svg:y="0in" svg:width="0.6839in" svg:height="0.977in" draw:id="id0" draw:style-name="a0" draw:name="Freihandform 2"><svg:title/><svg:desc/><text:p text:style-name="P167"><text:span text:style-name="T168">Steuerung</text:span></text:p><draw:enhanced-geometry draw:type="non-primitive" svg:viewBox="0 0 893372 625360"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893372"/><draw:equation draw:name="f2" draw:formula="625360"/><draw:equation draw:name="f3" draw:formula="406484"/><draw:equation draw:name="f4" draw:formula="446686"/><draw:equation draw:name="f5" draw:formula="218876"/><draw:equation draw:name="f6" draw:formula="?f2 - ?f0"/><draw:equation draw:name="f7" draw:formula="?f1 - ?f0"/><draw:equation draw:name="f8" draw:formula="?f7 / 893372"/><draw:equation draw:name="f9" draw:formula="?f6 / 625360"/><draw:equation draw:name="f10" draw:formula="0 * ?f7"/><draw:equation draw:name="f11" draw:formula="0 * ?f6"/><draw:equation draw:name="f12" draw:formula="580692 * ?f7"/><draw:equation draw:name="f13" draw:formula="893372 * ?f7"/><draw:equation draw:name="f14" draw:formula="312680 * ?f6"/><draw:equation draw:name="f15" draw:formula="625360 * ?f6"/><draw:equation draw:name="f16" draw:formula="312680 * ?f7"/><draw:equation draw:name="f17" draw:formula="?f10 / 893372"/><draw:equation draw:name="f18" draw:formula="?f11 / 625360"/><draw:equation draw:name="f19" draw:formula="?f12 / 893372"/><draw:equation draw:name="f20" draw:formula="?f13 / 893372"/><draw:equation draw:name="f21" draw:formula="?f14 / 625360"/><draw:equation draw:name="f22" draw:formula="?f15 / 625360"/><draw:equation draw:name="f23" draw:formula="?f16 / 893372"/><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6839in" svg:y="0in" svg:width="5.3161in" svg:height="0.63505in" draw:id="id1" draw:style-name="a1" draw:name="Freihandform 3"><svg:title/><svg:desc/><text:list text:style-name="LFO1" text:continue-numbering="true"><text:list-item><text:list><text:list-item><text:p text:style-name="P169"><text:span text:style-name="T170">Smartphone</text:span></text:p></text:list-item></text:list></text:list-item></text:list><text:list text:style-name="LFO2" text:continue-numbering="true"><text:list-item><text:list><text:list-item><text:p text:style-name="P171"><text:span text:style-name="T172">Tablet</text:span></text:p></text:list-item></text:list></text:list-item></text:list><draw:enhanced-geometry draw:type="non-primitive" svg:viewBox="0 0 580692 4861039"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80692"/><draw:equation draw:name="f2" draw:formula="4861039"/><draw:equation draw:name="f3" draw:formula="810193"/><draw:equation draw:name="f4" draw:formula="4050846"/><draw:equation draw:name="f5" draw:formula="4498298"/><draw:equation draw:name="f6" draw:formula="575516"/><draw:equation draw:name="f7" draw:formula="4861035"/><draw:equation draw:name="f8" draw:formula="569130"/><draw:equation draw:name="f9" draw:formula="4"/><draw:equation draw:name="f10" draw:formula="362741"/><draw:equation draw:name="f11" draw:formula="?f2 - ?f0"/><draw:equation draw:name="f12" draw:formula="?f1 - ?f0"/><draw:equation draw:name="f13" draw:formula="?f12 / 580692"/><draw:equation draw:name="f14" draw:formula="?f11 / 4861039"/><draw:equation draw:name="f15" draw:formula="96784 * ?f12"/><draw:equation draw:name="f16" draw:formula="0 * ?f11"/><draw:equation draw:name="f17" draw:formula="483908 * ?f12"/><draw:equation draw:name="f18" draw:formula="580692 * ?f12"/><draw:equation draw:name="f19" draw:formula="96784 * ?f11"/><draw:equation draw:name="f20" draw:formula="4861039 * ?f11"/><draw:equation draw:name="f21" draw:formula="0 * ?f12"/><draw:equation draw:name="f22" draw:formula="?f15 / 580692"/><draw:equation draw:name="f23" draw:formula="?f16 / 4861039"/><draw:equation draw:name="f24" draw:formula="?f17 / 580692"/><draw:equation draw:name="f25" draw:formula="?f18 / 580692"/><draw:equation draw:name="f26" draw:formula="?f19 / 4861039"/><draw:equation draw:name="f27" draw:formula="?f20 / 4861039"/><draw:equation draw:name="f28" draw:formula="?f21 / 580692"/><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8091in" svg:width="0.6839in" svg:height="0.977in" draw:id="id2" draw:style-name="a2" draw:name="Freihandform 4"><svg:title/><svg:desc/><text:p text:style-name="P173"><text:span text:style-name="T174">Server</text:span></text:p><draw:enhanced-geometry draw:type="non-primitive" svg:viewBox="0 0 893372 625360"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893372"/><draw:equation draw:name="f2" draw:formula="625360"/><draw:equation draw:name="f3" draw:formula="406484"/><draw:equation draw:name="f4" draw:formula="446686"/><draw:equation draw:name="f5" draw:formula="218876"/><draw:equation draw:name="f6" draw:formula="?f2 - ?f0"/><draw:equation draw:name="f7" draw:formula="?f1 - ?f0"/><draw:equation draw:name="f8" draw:formula="?f7 / 893372"/><draw:equation draw:name="f9" draw:formula="?f6 / 625360"/><draw:equation draw:name="f10" draw:formula="0 * ?f7"/><draw:equation draw:name="f11" draw:formula="0 * ?f6"/><draw:equation draw:name="f12" draw:formula="580692 * ?f7"/><draw:equation draw:name="f13" draw:formula="893372 * ?f7"/><draw:equation draw:name="f14" draw:formula="312680 * ?f6"/><draw:equation draw:name="f15" draw:formula="625360 * ?f6"/><draw:equation draw:name="f16" draw:formula="312680 * ?f7"/><draw:equation draw:name="f17" draw:formula="?f10 / 893372"/><draw:equation draw:name="f18" draw:formula="?f11 / 625360"/><draw:equation draw:name="f19" draw:formula="?f12 / 893372"/><draw:equation draw:name="f20" draw:formula="?f13 / 893372"/><draw:equation draw:name="f21" draw:formula="?f14 / 625360"/><draw:equation draw:name="f22" draw:formula="?f15 / 625360"/><draw:equation draw:name="f23" draw:formula="?f16 / 893372"/><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6839in" svg:y="0.8091in" svg:width="5.3161in" svg:height="0.63505in" draw:id="id3" draw:style-name="a3" draw:name="Freihandform 5"><svg:title/><svg:desc/><text:list text:style-name="LFO3" text:continue-numbering="true"><text:list-item><text:list><text:list-item><text:p text:style-name="P175"><text:span text:style-name="T176">Software: <text:s/>Kaa und Riot</text:span></text:p></text:list-item></text:list></text:list-item></text:list><text:list text:style-name="LFO4" text:continue-numbering="true"><text:list-item><text:list><text:list-item><text:p text:style-name="P177"><text:span text:style-name="T178">Hardware: Banana Pi</text:span></text:p></text:list-item></text:list></text:list-item></text:list><draw:enhanced-geometry draw:type="non-primitive" svg:viewBox="0 0 580692 4861039"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80692"/><draw:equation draw:name="f2" draw:formula="4861039"/><draw:equation draw:name="f3" draw:formula="810193"/><draw:equation draw:name="f4" draw:formula="4050846"/><draw:equation draw:name="f5" draw:formula="4498298"/><draw:equation draw:name="f6" draw:formula="575516"/><draw:equation draw:name="f7" draw:formula="4861035"/><draw:equation draw:name="f8" draw:formula="569130"/><draw:equation draw:name="f9" draw:formula="4"/><draw:equation draw:name="f10" draw:formula="362741"/><draw:equation draw:name="f11" draw:formula="?f2 - ?f0"/><draw:equation draw:name="f12" draw:formula="?f1 - ?f0"/><draw:equation draw:name="f13" draw:formula="?f12 / 580692"/><draw:equation draw:name="f14" draw:formula="?f11 / 4861039"/><draw:equation draw:name="f15" draw:formula="96784 * ?f12"/><draw:equation draw:name="f16" draw:formula="0 * ?f11"/><draw:equation draw:name="f17" draw:formula="483908 * ?f12"/><draw:equation draw:name="f18" draw:formula="580692 * ?f12"/><draw:equation draw:name="f19" draw:formula="96784 * ?f11"/><draw:equation draw:name="f20" draw:formula="4861039 * ?f11"/><draw:equation draw:name="f21" draw:formula="0 * ?f12"/><draw:equation draw:name="f22" draw:formula="?f15 / 580692"/><draw:equation draw:name="f23" draw:formula="?f16 / 4861039"/><draw:equation draw:name="f24" draw:formula="?f17 / 580692"/><draw:equation draw:name="f25" draw:formula="?f18 / 580692"/><draw:equation draw:name="f26" draw:formula="?f19 / 4861039"/><draw:equation draw:name="f27" draw:formula="?f20 / 4861039"/><draw:equation draw:name="f28" draw:formula="?f21 / 580692"/><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61819in" svg:width="0.6839in" svg:height="0.977in" draw:id="id4" draw:style-name="a4" draw:name="Freihandform 6"><svg:title/><svg:desc/><text:p text:style-name="P179"><text:span text:style-name="T180">Schnittstelle</text:span></text:p><draw:enhanced-geometry draw:type="non-primitive" svg:viewBox="0 0 893372 625360"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893372"/><draw:equation draw:name="f2" draw:formula="625360"/><draw:equation draw:name="f3" draw:formula="406484"/><draw:equation draw:name="f4" draw:formula="446686"/><draw:equation draw:name="f5" draw:formula="218876"/><draw:equation draw:name="f6" draw:formula="?f2 - ?f0"/><draw:equation draw:name="f7" draw:formula="?f1 - ?f0"/><draw:equation draw:name="f8" draw:formula="?f7 / 893372"/><draw:equation draw:name="f9" draw:formula="?f6 / 625360"/><draw:equation draw:name="f10" draw:formula="0 * ?f7"/><draw:equation draw:name="f11" draw:formula="0 * ?f6"/><draw:equation draw:name="f12" draw:formula="580692 * ?f7"/><draw:equation draw:name="f13" draw:formula="893372 * ?f7"/><draw:equation draw:name="f14" draw:formula="312680 * ?f6"/><draw:equation draw:name="f15" draw:formula="625360 * ?f6"/><draw:equation draw:name="f16" draw:formula="312680 * ?f7"/><draw:equation draw:name="f17" draw:formula="?f10 / 893372"/><draw:equation draw:name="f18" draw:formula="?f11 / 625360"/><draw:equation draw:name="f19" draw:formula="?f12 / 893372"/><draw:equation draw:name="f20" draw:formula="?f13 / 893372"/><draw:equation draw:name="f21" draw:formula="?f14 / 625360"/><draw:equation draw:name="f22" draw:formula="?f15 / 625360"/><draw:equation draw:name="f23" draw:formula="?f16 / 893372"/><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67348in" svg:y="1.61819in" svg:width="5.3161in" svg:height="0.63505in" draw:id="id5" draw:style-name="a5" draw:name="Freihandform 7"><svg:title/><svg:desc/><text:list text:style-name="LFO5" text:continue-numbering="true"><text:list-item><text:list><text:list-item><text:p text:style-name="P181"><text:span text:style-name="T182">XML/JSON-Code</text:span></text:p></text:list-item></text:list></text:list-item></text:list><draw:enhanced-geometry draw:type="non-primitive" svg:viewBox="0 0 580692 4861039"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80692"/><draw:equation draw:name="f2" draw:formula="4861039"/><draw:equation draw:name="f3" draw:formula="810193"/><draw:equation draw:name="f4" draw:formula="4050846"/><draw:equation draw:name="f5" draw:formula="4498298"/><draw:equation draw:name="f6" draw:formula="575516"/><draw:equation draw:name="f7" draw:formula="4861035"/><draw:equation draw:name="f8" draw:formula="569130"/><draw:equation draw:name="f9" draw:formula="4"/><draw:equation draw:name="f10" draw:formula="362741"/><draw:equation draw:name="f11" draw:formula="?f2 - ?f0"/><draw:equation draw:name="f12" draw:formula="?f1 - ?f0"/><draw:equation draw:name="f13" draw:formula="?f12 / 580692"/><draw:equation draw:name="f14" draw:formula="?f11 / 4861039"/><draw:equation draw:name="f15" draw:formula="96784 * ?f12"/><draw:equation draw:name="f16" draw:formula="0 * ?f11"/><draw:equation draw:name="f17" draw:formula="483908 * ?f12"/><draw:equation draw:name="f18" draw:formula="580692 * ?f12"/><draw:equation draw:name="f19" draw:formula="96784 * ?f11"/><draw:equation draw:name="f20" draw:formula="4861039 * ?f11"/><draw:equation draw:name="f21" draw:formula="0 * ?f12"/><draw:equation draw:name="f22" draw:formula="?f15 / 580692"/><draw:equation draw:name="f23" draw:formula="?f16 / 4861039"/><draw:equation draw:name="f24" draw:formula="?f17 / 580692"/><draw:equation draw:name="f25" draw:formula="?f18 / 580692"/><draw:equation draw:name="f26" draw:formula="?f19 / 4861039"/><draw:equation draw:name="f27" draw:formula="?f20 / 4861039"/><draw:equation draw:name="f28" draw:formula="?f21 / 580692"/><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2.42729in" svg:width="0.6839in" svg:height="0.977in" draw:id="id6" draw:style-name="a6" draw:name="Freihandform 8"><svg:title/><svg:desc/><text:p text:style-name="P183"><text:span text:style-name="T184">Hardware</text:span></text:p><draw:enhanced-geometry draw:type="non-primitive" svg:viewBox="0 0 893372 625360"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893372"/><draw:equation draw:name="f2" draw:formula="625360"/><draw:equation draw:name="f3" draw:formula="406484"/><draw:equation draw:name="f4" draw:formula="446686"/><draw:equation draw:name="f5" draw:formula="218876"/><draw:equation draw:name="f6" draw:formula="?f2 - ?f0"/><draw:equation draw:name="f7" draw:formula="?f1 - ?f0"/><draw:equation draw:name="f8" draw:formula="?f7 / 893372"/><draw:equation draw:name="f9" draw:formula="?f6 / 625360"/><draw:equation draw:name="f10" draw:formula="0 * ?f7"/><draw:equation draw:name="f11" draw:formula="0 * ?f6"/><draw:equation draw:name="f12" draw:formula="580692 * ?f7"/><draw:equation draw:name="f13" draw:formula="893372 * ?f7"/><draw:equation draw:name="f14" draw:formula="312680 * ?f6"/><draw:equation draw:name="f15" draw:formula="625360 * ?f6"/><draw:equation draw:name="f16" draw:formula="312680 * ?f7"/><draw:equation draw:name="f17" draw:formula="?f10 / 893372"/><draw:equation draw:name="f18" draw:formula="?f11 / 625360"/><draw:equation draw:name="f19" draw:formula="?f12 / 893372"/><draw:equation draw:name="f20" draw:formula="?f13 / 893372"/><draw:equation draw:name="f21" draw:formula="?f14 / 625360"/><draw:equation draw:name="f22" draw:formula="?f15 / 625360"/><draw:equation draw:name="f23" draw:formula="?f16 / 893372"/><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6839in" svg:y="2.42728in" svg:width="5.3161in" svg:height="0.63505in" draw:id="id7" draw:style-name="a7" draw:name="Freihandform 9"><svg:title/><svg:desc/><text:list text:style-name="LFO6" text:continue-numbering="true"><text:list-item><text:list><text:list-item><text:p text:style-name="P185"><text:span text:style-name="T186">Kaffeemaschine</text:span></text:p></text:list-item></text:list></text:list-item></text:list><text:list text:style-name="LFO7" text:continue-numbering="true"><text:list-item><text:list><text:list-item><text:p text:style-name="P187"><text:span text:style-name="T188">Licht</text:span></text:p></text:list-item></text:list></text:list-item></text:list><text:list text:style-name="LFO8" text:continue-numbering="true"><text:list-item><text:list><text:list-item><text:p text:style-name="P189"><text:span text:style-name="T190">Mindstorm<text:s/></text:span></text:p></text:list-item></text:list></text:list-item></text:list><draw:enhanced-geometry draw:type="non-primitive" svg:viewBox="0 0 580692 4861039"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80692"/><draw:equation draw:name="f2" draw:formula="4861039"/><draw:equation draw:name="f3" draw:formula="810193"/><draw:equation draw:name="f4" draw:formula="4050846"/><draw:equation draw:name="f5" draw:formula="4498298"/><draw:equation draw:name="f6" draw:formula="575516"/><draw:equation draw:name="f7" draw:formula="4861035"/><draw:equation draw:name="f8" draw:formula="569130"/><draw:equation draw:name="f9" draw:formula="4"/><draw:equation draw:name="f10" draw:formula="362741"/><draw:equation draw:name="f11" draw:formula="?f2 - ?f0"/><draw:equation draw:name="f12" draw:formula="?f1 - ?f0"/><draw:equation draw:name="f13" draw:formula="?f12 / 580692"/><draw:equation draw:name="f14" draw:formula="?f11 / 4861039"/><draw:equation draw:name="f15" draw:formula="96784 * ?f12"/><draw:equation draw:name="f16" draw:formula="0 * ?f11"/><draw:equation draw:name="f17" draw:formula="483908 * ?f12"/><draw:equation draw:name="f18" draw:formula="580692 * ?f12"/><draw:equation draw:name="f19" draw:formula="96784 * ?f11"/><draw:equation draw:name="f20" draw:formula="4861039 * ?f11"/><draw:equation draw:name="f21" draw:formula="0 * ?f12"/><draw:equation draw:name="f22" draw:formula="?f15 / 580692"/><draw:equation draw:name="f23" draw:formula="?f16 / 4861039"/><draw:equation draw:name="f24" draw:formula="?f17 / 580692"/><draw:equation draw:name="f25" draw:formula="?f18 / 580692"/><draw:equation draw:name="f26" draw:formula="?f19 / 4861039"/><draw:equation draw:name="f27" draw:formula="?f20 / 4861039"/><draw:equation draw:name="f28" draw:formula="?f21 / 580692"/><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g></text:span></text:p>
      <text:soft-page-break/>
      <text:h text:style-name="Überschrift2" text:outline-level="2"><text:span text:style-name="T191">Hardware-Kommunikation</text:span></text:h>
      <text:p text:style-name="Standard"><text:span text:style-name="T192"><draw:g draw:z-index="251665408" draw:name="Diagramm 2" draw:id="id26" draw:style-name="a29" text:anchor-type="paragraph"><svg:title/><svg:desc/><draw:custom-shape svg:x="0.07491in" svg:y="1.32223in" svg:width="1.65573in" svg:height="0.41392in" draw:id="id9" draw:style-name="a10" draw:name="Freihandform 11"><svg:title/><svg:desc/><text:p text:style-name="P193"><text:span text:style-name="T194">Kommunikation über</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05855in" svg:height="0.07244in" draw:id="id10" draw:style-name="a11" draw:transform="translate(-0.02927in -0.03622in) rotate(-1.57399) translate(0.88507in 1.82247in)" draw:name="Freihandform 12"><svg:title/><svg:desc/><draw:enhanced-geometry draw:type="non-primitive" svg:viewBox="0 0 21600 21600" draw:enhanced-path="M ?f8 ?f13 L ?f12 ?f13 ?f12 ?f8 ?f9 ?f10 ?f12 ?f9 ?f12 ?f15 ?f8 ?f15 Z N" draw:text-areas="?f20 ?f13 ?f23 ?f15" draw:glue-points="?f12 ?f20 ?f12 ?f21" draw:glue-point-leaving-directions="-0, 180" draw:modifiers="10800 359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0.05486in" svg:y="1.88102in" svg:width="1.65573in" svg:height="1.39274in" draw:id="id11" draw:style-name="a12" draw:name="Freihandform 13"><svg:title/><svg:desc/><text:p text:style-name="P195"><text:span text:style-name="T196">Banana Pi<text:s/></text:span></text:p><text:p text:style-name="P197"><text:span text:style-name="T198">Master: verteilt die Befehle an die einzelnen Endgeräten</text:span></text:p><draw:enhanced-geometry draw:type="non-primitive" svg:viewBox="0 0 1514277 127380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1273809"/><draw:equation draw:name="f3" draw:formula="127381"/><draw:equation draw:name="f4" draw:formula="57030"/><draw:equation draw:name="f5" draw:formula="1386896"/><draw:equation draw:name="f6" draw:formula="1457247"/><draw:equation draw:name="f7" draw:formula="1146428"/><draw:equation draw:name="f8" draw:formula="1216779"/><draw:equation draw:name="f9" draw:formula="?f2 - ?f0"/><draw:equation draw:name="f10" draw:formula="?f1 - ?f0"/><draw:equation draw:name="f11" draw:formula="?f10 / 1514277"/><draw:equation draw:name="f12" draw:formula="?f9 / 1273809"/><draw:equation draw:name="f13" draw:formula="0 * ?f10"/><draw:equation draw:name="f14" draw:formula="127381 * ?f9"/><draw:equation draw:name="f15" draw:formula="127381 * ?f10"/><draw:equation draw:name="f16" draw:formula="0 * ?f9"/><draw:equation draw:name="f17" draw:formula="1386896 * ?f10"/><draw:equation draw:name="f18" draw:formula="1514277 * ?f10"/><draw:equation draw:name="f19" draw:formula="1146428 * ?f9"/><draw:equation draw:name="f20" draw:formula="1273809 * ?f9"/><draw:equation draw:name="f21" draw:formula="?f13 / 1514277"/><draw:equation draw:name="f22" draw:formula="?f14 / 1273809"/><draw:equation draw:name="f23" draw:formula="?f15 / 1514277"/><draw:equation draw:name="f24" draw:formula="?f16 / 1273809"/><draw:equation draw:name="f25" draw:formula="?f17 / 1514277"/><draw:equation draw:name="f26" draw:formula="?f18 / 1514277"/><draw:equation draw:name="f27" draw:formula="?f19 / 1273809"/><draw:equation draw:name="f28" draw:formula="?f20 / 127380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94239in" svg:y="1.32222in" svg:width="1.65573in" svg:height="0.41392in" draw:id="id12" draw:style-name="a14" draw:name="Freihandform 14"><svg:title/><svg:desc/><text:p text:style-name="P199"><text:span text:style-name="T200">Empfänger</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07243in" svg:height="0.07244in" draw:id="id13" draw:style-name="a15" draw:transform="translate(-0.03621in -0.03622in) rotate(-1.5708) translate(2.77019in 1.80857in)" draw:name="Freihandform 15"><svg:title/><svg:desc/><draw:enhanced-geometry draw:type="non-primitive" svg:viewBox="0 0 21600 21600" draw:enhanced-path="M ?f8 ?f13 L ?f12 ?f13 ?f12 ?f8 ?f9 ?f10 ?f12 ?f9 ?f12 ?f15 ?f8 ?f15 Z N" draw:text-areas="?f20 ?f13 ?f23 ?f15" draw:glue-points="?f12 ?f20 ?f12 ?f21" draw:glue-point-leaving-directions="-0, 180" draw:modifiers="10800 359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1.94239in" svg:y="1.88102in" svg:width="1.65573in" svg:height="0.41392in" draw:id="id14" draw:style-name="a16" draw:name="Freihandform 16"><svg:title/><svg:desc/><text:p text:style-name="P201"><text:span text:style-name="T202">Rasperry Pi</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07243in" svg:height="0.07244in" draw:id="id15" draw:style-name="a17" draw:transform="translate(-0.03621in -0.03622in) rotate(-1.5708) translate(2.77019in 2.36735in)" draw:name="Freihandform 17"><svg:title/><svg:desc/><draw:enhanced-geometry draw:type="non-primitive" svg:viewBox="0 0 21600 21600" draw:enhanced-path="M ?f8 ?f13 L ?f12 ?f13 ?f12 ?f8 ?f9 ?f10 ?f12 ?f9 ?f12 ?f15 ?f8 ?f15 Z N" draw:text-areas="?f20 ?f13 ?f23 ?f15" draw:glue-points="?f12 ?f20 ?f12 ?f21" draw:glue-point-leaving-directions="-0, 180" draw:modifiers="10800 359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1.94239in" svg:y="2.4398in" svg:width="1.65573in" svg:height="0.41392in" draw:id="id16" draw:style-name="a18" draw:name="Freihandform 18"><svg:title/><svg:desc/><text:p text:style-name="P203"><text:span text:style-name="T204">Sensor Mahlwerk, Steuerungssensor durch App</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07243in" svg:height="0.07244in" draw:id="id17" draw:style-name="a19" draw:transform="translate(-0.03621in -0.03622in) rotate(-1.5708) translate(2.77019in 2.92616in)" draw:name="Freihandform 19"><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custom-shape svg:x="1.94239in" svg:y="2.99858in" svg:width="1.65573in" svg:height="0.41392in" draw:id="id18" draw:style-name="a20" draw:name="Freihandform 20"><svg:title/><svg:desc/><text:p text:style-name="P205"><text:span text:style-name="T206">Steuerungssensor</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82992in" svg:y="1.32222in" svg:width="1.65573in" svg:height="0.41392in" draw:id="id19" draw:style-name="a22" draw:name="Freihandform 21"><svg:title/><svg:desc/><text:p text:style-name="P207"><text:span text:style-name="T208">Endgeräte</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07243in" svg:height="0.07244in" draw:id="id20" draw:style-name="a23" draw:transform="translate(-0.03621in -0.03622in) rotate(-1.5708) translate(4.65773in 1.80857in)" draw:name="Freihandform 22"><svg:title/><svg:desc/><draw:enhanced-geometry draw:type="non-primitive" svg:viewBox="0 0 21600 21600" draw:enhanced-path="M ?f8 ?f13 L ?f12 ?f13 ?f12 ?f8 ?f9 ?f10 ?f12 ?f9 ?f12 ?f15 ?f8 ?f15 Z N" draw:text-areas="?f20 ?f13 ?f23 ?f15" draw:glue-points="?f12 ?f20 ?f12 ?f21" draw:glue-point-leaving-directions="-0, 180" draw:modifiers="10800 359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3.84844in" svg:y="1.92731in" svg:width="1.65573in" svg:height="0.41392in" draw:id="id21" draw:style-name="a24" draw:name="Freihandform 23"><svg:title/><svg:desc/><text:p text:style-name="P209"><text:span text:style-name="T210">LEDS</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07243in" svg:height="0.07244in" draw:id="id22" draw:style-name="a25" draw:transform="translate(-0.03621in -0.03622in) rotate(-1.5708) translate(4.65773in 2.36735in)" draw:name="Freihandform 24"><svg:title/><svg:desc/><draw:enhanced-geometry draw:type="non-primitive" svg:viewBox="0 0 21600 21600" draw:enhanced-path="M ?f8 ?f13 L ?f12 ?f13 ?f12 ?f8 ?f9 ?f10 ?f12 ?f9 ?f12 ?f15 ?f8 ?f15 Z N" draw:text-areas="?f20 ?f13 ?f23 ?f15" draw:glue-points="?f12 ?f20 ?f12 ?f21" draw:glue-point-leaving-directions="-0, 180" draw:modifiers="10800 359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3.82992in" svg:y="2.4398in" svg:width="1.65573in" svg:height="0.41392in" draw:id="id23" draw:style-name="a26" draw:name="Freihandform 25"><svg:title/><svg:desc/><text:p text:style-name="P211"><text:span text:style-name="T212">Kaffeemaschine</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07243in" svg:height="0.07244in" draw:id="id24" draw:style-name="a27" draw:transform="translate(-0.03621in -0.03622in) rotate(-1.5708) translate(4.65773in 2.92616in)" draw:name="Freihandform 26"><svg:title/><svg:desc/><draw:enhanced-geometry draw:type="non-primitive" svg:viewBox="0 0 21600 21600" draw:enhanced-path="M ?f8 ?f13 L ?f12 ?f13 ?f12 ?f8 ?f9 ?f10 ?f12 ?f9 ?f12 ?f15 ?f8 ?f15 Z N" draw:text-areas="?f20 ?f13 ?f23 ?f15" draw:glue-points="?f12 ?f20 ?f12 ?f21" draw:glue-point-leaving-directions="-0, 180" draw:modifiers="10800 359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3.82992in" svg:y="2.99858in" svg:width="1.65573in" svg:height="0.41392in" draw:id="id25" draw:style-name="a28" draw:name="Freihandform 27"><svg:title/><svg:desc/><text:p text:style-name="P213"><text:span text:style-name="T214">Mindstorm</text:span></text:p><draw:enhanced-geometry draw:type="non-primitive" svg:viewBox="0 0 1514277 3785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14277"/><draw:equation draw:name="f2" draw:formula="378569"/><draw:equation draw:name="f3" draw:formula="37857"/><draw:equation draw:name="f4" draw:formula="16949"/><draw:equation draw:name="f5" draw:formula="1476420"/><draw:equation draw:name="f6" draw:formula="1497328"/><draw:equation draw:name="f7" draw:formula="340712"/><draw:equation draw:name="f8" draw:formula="361620"/><draw:equation draw:name="f9" draw:formula="?f2 - ?f0"/><draw:equation draw:name="f10" draw:formula="?f1 - ?f0"/><draw:equation draw:name="f11" draw:formula="?f10 / 1514277"/><draw:equation draw:name="f12" draw:formula="?f9 / 378569"/><draw:equation draw:name="f13" draw:formula="0 * ?f10"/><draw:equation draw:name="f14" draw:formula="37857 * ?f9"/><draw:equation draw:name="f15" draw:formula="37857 * ?f10"/><draw:equation draw:name="f16" draw:formula="0 * ?f9"/><draw:equation draw:name="f17" draw:formula="1476420 * ?f10"/><draw:equation draw:name="f18" draw:formula="1514277 * ?f10"/><draw:equation draw:name="f19" draw:formula="340712 * ?f9"/><draw:equation draw:name="f20" draw:formula="378569 * ?f9"/><draw:equation draw:name="f21" draw:formula="?f13 / 1514277"/><draw:equation draw:name="f22" draw:formula="?f14 / 378569"/><draw:equation draw:name="f23" draw:formula="?f15 / 1514277"/><draw:equation draw:name="f24" draw:formula="?f16 / 378569"/><draw:equation draw:name="f25" draw:formula="?f17 / 1514277"/><draw:equation draw:name="f26" draw:formula="?f18 / 1514277"/><draw:equation draw:name="f27" draw:formula="?f19 / 378569"/><draw:equation draw:name="f28" draw:formula="?f20 / 37856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span><text:span text:style-name="T215"><draw:custom-shape svg:x="3.65023in" svg:y="3.09815in" svg:width="0.17639in" svg:height="0.14514in" draw:z-index="251664384" draw:id="id27" draw:style-name="a30" draw:name="Pfeil nach rechts 24"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270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16"><draw:custom-shape svg:x="3.65417in" svg:y="2.03056in" svg:width="0.17639in" svg:height="0.14514in" draw:z-index="251662336" draw:id="id28" draw:style-name="a31" draw:name="Pfeil nach rechts 22"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270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17"><draw:custom-shape svg:x="3.64506in" svg:y="2.57315in" svg:width="0.17639in" svg:height="0.14514in" draw:z-index="251663360" draw:id="id29" draw:style-name="a32" draw:name="Pfeil nach rechts 23"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270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18"><draw:custom-shape svg:x="1.73287in" svg:y="2.08495in" svg:width="0.21667in" svg:height="0.15625in" draw:z-index="251661312" draw:id="id30" draw:style-name="a33" draw:name="Pfeil nach links und rechts 17" text:anchor-type="paragraph"><svg:title/><svg:desc/><draw:enhanced-geometry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3 * ?f8"/><draw:equation draw:name="f19" draw:formula="?f7 + ?f15"/><draw:equation draw:name="f20" draw:formula="?f7 + ?f16"/><draw:equation draw:name="f21" draw:formula="?f17 * ?f8"/><draw:equation draw:name="f22" draw:formula="?f18 / 200000"/><draw:equation draw:name="f23" draw:formula="?f21 / 100000"/><draw:equation draw:name="f24" draw:formula="?f19 - ?f22"/><draw:equation draw:name="f25" draw:formula="?f19 + ?f22"/><draw:equation draw:name="f26" draw:formula="?f11 - ?f23"/><draw:equation draw:name="f27" draw:formula="?f24 * ?f23"/><draw:equation draw:name="f28" draw:formula="?f27 / ?f15"/><draw:equation draw:name="f29" draw:formula="?f23 - ?f28"/><draw:equation draw:name="f30" draw:formula="?f26 + ?f28"/></draw:enhanced-geometry></draw:custom-shape></text:span><text:span text:style-name="T219"><draw:custom-shape svg:x="1.73194in" svg:y="2.58657in" svg:width="0.21667in" svg:height="0.15625in" draw:z-index="251659264" draw:id="id31" draw:style-name="a34" draw:name="Pfeil nach links und rechts 15" text:anchor-type="paragraph"><svg:title/><svg:desc/><draw:enhanced-geometry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3 * ?f8"/><draw:equation draw:name="f19" draw:formula="?f7 + ?f15"/><draw:equation draw:name="f20" draw:formula="?f7 + ?f16"/><draw:equation draw:name="f21" draw:formula="?f17 * ?f8"/><draw:equation draw:name="f22" draw:formula="?f18 / 200000"/><draw:equation draw:name="f23" draw:formula="?f21 / 100000"/><draw:equation draw:name="f24" draw:formula="?f19 - ?f22"/><draw:equation draw:name="f25" draw:formula="?f19 + ?f22"/><draw:equation draw:name="f26" draw:formula="?f11 - ?f23"/><draw:equation draw:name="f27" draw:formula="?f24 * ?f23"/><draw:equation draw:name="f28" draw:formula="?f27 / ?f15"/><draw:equation draw:name="f29" draw:formula="?f23 - ?f28"/><draw:equation draw:name="f30" draw:formula="?f26 + ?f28"/></draw:enhanced-geometry></draw:custom-shape></text:span><text:span text:style-name="T220"><draw:custom-shape svg:x="1.72963in" svg:y="3.08727in" svg:width="0.21667in" svg:height="0.15625in" draw:z-index="251660288" draw:id="id32" draw:style-name="a35" draw:name="Pfeil nach links und rechts 16" text:anchor-type="paragraph"><svg:title/><svg:desc/><draw:enhanced-geometry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3 * ?f8"/><draw:equation draw:name="f19" draw:formula="?f7 + ?f15"/><draw:equation draw:name="f20" draw:formula="?f7 + ?f16"/><draw:equation draw:name="f21" draw:formula="?f17 * ?f8"/><draw:equation draw:name="f22" draw:formula="?f18 / 200000"/><draw:equation draw:name="f23" draw:formula="?f21 / 100000"/><draw:equation draw:name="f24" draw:formula="?f19 - ?f22"/><draw:equation draw:name="f25" draw:formula="?f19 + ?f22"/><draw:equation draw:name="f26" draw:formula="?f11 - ?f23"/><draw:equation draw:name="f27" draw:formula="?f24 * ?f23"/><draw:equation draw:name="f28" draw:formula="?f27 / ?f15"/><draw:equation draw:name="f29" draw:formula="?f23 - ?f28"/><draw:equation draw:name="f30" draw:formula="?f26 + ?f28"/></draw:enhanced-geometry></draw:custom-shape></text:span><text:span text:style-name="T221">Der Server leitet die Befehle von den Bedienungselementen weiter an den Banana Pi. Um die Verteilung der Befehle weiterzugeben wird ein Banana Pi benötigt, der per WLAN die Geräte ansteuert. Der Sensor von jedem Endprodukt<text:s/></text:span><text:span text:style-name="T222">empfängt die Befehle und ändert den Zustand des Geräts. Dies ermöglicht auch abzufragen, welches Gerät sich in welchem Zustand befindet. Zwischen der Zentralen Hardware und den Geräten werden die Informationen ausgetauscht, das heißt es liegt eine bidirekt</text:span><text:span text:style-name="T223">ionale Beziehung vor zwischen Empfänger und dem Master.</text:span></text:p>
      <text:p text:style-name="P224"/>
      <text:p text:style-name="P225"/>
      <text:h text:style-name="P226" text:outline-level="2">Kommunikation durch Signale</text:h>
      <text:p text:style-name="Textbody">Die Signale werden von dem Master verteilt auf die einzelnen Sensoren. Die Signale kommen dann entweder von anderen Geräte oder von den Bedienungselementen.</text:p>
      <table:table table:style-name="Table227">
        <table:table-columns>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Gerät</text:p>
          </table:table-cell>
          <table:table-cell table:style-name="TableCell235">
            <text:p text:style-name="P236">Statusmeldungen</text:p>
          </table:table-cell>
          <table:table-cell table:style-name="TableCell237">
            <text:p text:style-name="P238">Folge für Kaffeemaschine</text:p>
          </table:table-cell>
          <table:table-cell table:style-name="TableCell239">
            <text:p text:style-name="P240">Folge für LEDS</text:p>
          </table:table-cell>
        </table:table-row>
        <table:table-row table:style-name="TableRow241">
          <table:table-cell table:style-name="TableCell242" table:number-rows-spanned="3">
            <text:p text:style-name="P243">LEDS</text:p>
          </table:table-cell>
          <table:table-cell table:style-name="TableCell244">
            <text:p text:style-name="P245">Anschalten</text:p>
            <text:p text:style-name="P246"/>
            <text:p text:style-name="P247"/>
          </table:table-cell>
          <table:table-cell table:style-name="TableCell248">
            <text:p text:style-name="P249">Wenn das Küchenlicht an ist, wird ein Kaffee nach der zuvor gegebenen Einstellung erzeugt</text:p>
            <text:p text:style-name="P250"/>
          </table:table-cell>
          <table:table-cell table:style-name="TableCell251">
            <text:p text:style-name="P252"/>
          </table:table-cell>
        </table:table-row>
        <table:table-row table:style-name="TableRow253">
          <table:covered-table-cell>
            <text:p text:style-name="P254"/>
          </table:covered-table-cell>
          <table:table-cell table:style-name="TableCell255">
            <text:p text:style-name="P256">Ausschalten</text:p>
            <text:p text:style-name="P257"/>
          </table:table-cell>
          <table:table-cell table:style-name="TableCell258">
            <text:p text:style-name="P259"/>
          </table:table-cell>
          <table:table-cell table:style-name="TableCell260">
            <text:p text:style-name="P261"/>
          </table:table-cell>
        </table:table-row>
        <table:table-row table:style-name="TableRow262">
          <table:covered-table-cell>
            <text:p text:style-name="P263"/>
          </table:covered-table-cell>
          <table:table-cell table:style-name="TableCell264">
            <text:p text:style-name="P265">Dimmen</text:p>
            <text:p text:style-name="P266"/>
            <text:p text:style-name="P267">Alle Lichter ausschalten</text:p>
          </table:table-cell>
          <table:table-cell table:style-name="TableCell268">
            <text:p text:style-name="P269"/>
            <text:p text:style-name="P270"/>
            <text:p text:style-name="P271"/>
          </table:table-cell>
          <table:table-cell table:style-name="TableCell272">
            <text:p text:style-name="P273"/>
          </table:table-cell>
        </table:table-row>
        <table:table-row table:style-name="TableRow274">
          <table:table-cell table:style-name="TableCell275">
            <text:p text:style-name="P276">Kaffee-</text:p>
            <text:p text:style-name="P277">maschine</text:p>
          </table:table-cell>
          <table:table-cell table:style-name="TableCell278">
            <text:p text:style-name="P279">Sensor Mahlwerk, die<text:s/>Stärke des Kaffees einstellen<text:s/></text:p>
          </table:table-cell>
          <table:table-cell table:style-name="TableCell280">
            <text:p text:style-name="P281">In der App kann die Einstellung vorgenommen werden, wie der Kaffee ausgeliefert wird</text:p>
          </table:table-cell>
          <table:table-cell table:style-name="TableCell282">
            <text:p text:style-name="P283"/>
          </table:table-cell>
        </table:table-row>
        <table:table-row table:style-name="TableRow284">
          <table:table-cell table:style-name="TableCell285" table:number-rows-spanned="4">
            <text:p text:style-name="P286">Mindstorm</text:p>
          </table:table-cell>
          <table:table-cell table:style-name="TableCell287">
            <text:p text:style-name="P288">Anschalten <text:s/>des Motors</text:p>
            <text:p text:style-name="P289"/>
          </table:table-cell>
          <table:table-cell table:style-name="TableCell290">
            <text:p text:style-name="P291"/>
          </table:table-cell>
          <table:table-cell table:style-name="TableCell292">
            <text:p text:style-name="P293">Alle Lichter gehen aus.</text:p>
          </table:table-cell>
        </table:table-row>
        <table:table-row table:style-name="TableRow294">
          <table:covered-table-cell>
            <text:p text:style-name="P295"/>
          </table:covered-table-cell>
          <table:table-cell table:style-name="TableCell296">
            <text:p text:style-name="P297">Ausschalten des Motors<text:s/></text:p>
            <text:p text:style-name="P298"/>
          </table:table-cell>
          <table:table-cell table:style-name="TableCell299">
            <text:p text:style-name="P300">Der Kaffee wird nach der zuvor gegebenen Einstellung<text:s/>ausgeliefert</text:p>
            <text:p text:style-name="P301"/>
          </table:table-cell>
          <table:table-cell table:style-name="TableCell302">
            <text:p text:style-name="P303">Das Licht geht im Flurraum und in der Garage an.</text:p>
          </table:table-cell>
        </table:table-row>
        <table:table-row table:style-name="TableRow304">
          <table:covered-table-cell>
            <text:p text:style-name="P305"/>
          </table:covered-table-cell>
          <table:table-cell table:style-name="TableCell306">
            <text:p text:style-name="P307">Anschalten der Lichter</text:p>
            <text:p text:style-name="P308"/>
          </table:table-cell>
          <table:table-cell table:style-name="TableCell309">
            <text:p text:style-name="P310"/>
          </table:table-cell>
          <table:table-cell table:style-name="TableCell311">
            <text:p text:style-name="P312">Das Licht geht in der Garage aus.</text:p>
          </table:table-cell>
        </table:table-row>
        <table:table-row table:style-name="TableRow313">
          <table:covered-table-cell>
            <text:p text:style-name="P314"/>
          </table:covered-table-cell>
          <table:table-cell table:style-name="TableCell315">
            <text:p text:style-name="P316">Ausschalten der Lichter</text:p>
          </table:table-cell>
          <table:table-cell table:style-name="TableCell317">
            <text:p text:style-name="P318"/>
          </table:table-cell>
          <table:table-cell table:style-name="TableCell319">
            <text:p text:style-name="P320">In der Garage an, solange keine Lichter empfangen wurden.</text:p>
          </table:table-cell>
        </table:table-row>
      </table:table>
      <text:p text:style-name="P321"/>
      <text:h text:style-name="P322" text:outline-level="1">Kapitel 3 Komponenten</text:h>
      <text:p text:style-name="Textbody"/>
      <text:list text:style-name="LFO9" text:continue-numbering="true">
        <text:list-item>
          <text:p text:style-name="P323">Hauspanel</text:p>
        </text:list-item>
      </text:list>
      <text:p text:style-name="P324">Der<text:s/>Benutzer bedient das Lenovo Tab oder Smartphone durch eine App. Die App sendet Befehle an den Banana Pi. Die Steuerung ist auf dem Tab übersichtlicher. Es verwendet zudem auch WLAN zur Signalübertragung. Man sollte beachten, dass dieser Tablet Android 4.4<text:s/>verwendet und nicht auf der aktuellsten Version ist.</text:p>
      <text:p text:style-name="P325"/>
      <text:list text:style-name="LFO9" text:continue-numbering="true">
        <text:list-item>
          <text:p text:style-name="P326">Server</text:p>
        </text:list-item>
      </text:list>
      <text:p text:style-name="P327">Der Banana Pi dient als Server und leitet Befehle an das entsprechende Gerät weiter. Des Weiteren verfügt es ebenfalls über WLAN Schnittstelle und über 40 Eingänge, an denen man die weiteren Endgeräte anschließen kann.</text:p>
      <text:p text:style-name="P328"/>
      <text:list text:style-name="LFO9" text:continue-numbering="true">
        <text:list-item>
          <text:p text:style-name="P329">Rasperry Pi 3</text:p>
        </text:list-item>
      </text:list>
      <text:p text:style-name="P330">Diese Komponente braucht die Befehle oder sogenannte Gerätecodes vom Banana Pi, um die Lichter an- und auszuschalten. Auf dem Rasperry Pi ist der Code vorhanden, um die Leds anzusteuern und die Schnittstelle zu implementieren. Der große Speicherplatz bietet den Vorteil die SDK von Kaa draufzuladen.</text:p>
      <text:p text:style-name="P331"/>
      <text:list text:style-name="LFO9" text:continue-numbering="true">
        <text:list-item>
          <text:p text:style-name="P332">Lichtansteuerung</text:p>
        </text:list-item>
      </text:list>
      <text:p text:style-name="P333">Die folgenden Geräte werden für diesen Bereich benötigt:</text:p>
      <text:p text:style-name="P334">Taster, LEDs, Wiederstände, Steckplatinen und Steckbrücken. Die Leds lassen sich per Taster ebenfalls ansteuern.<text:s/></text:p>
      <text:p text:style-name="P335"/>
      <text:list text:style-name="LFO9" text:continue-numbering="true">
        <text:list-item>
          <text:p text:style-name="P336">Kaffeemaschine</text:p>
        </text:list-item>
      </text:list>
      <text:p text:style-name="P337">Smarter SMC10EU Coffee verfügt über eine intrigierte App und eine eingebaute Wifi Kommunikation. Der Mahlgrad der Bohnen ist einstellbar. Zusätzlich zeigt der Wasserstandanzeiger mit, wie viel Tassen gebrüht werden können. Außerdem kann die Kaffeezubereitung voreingestellt werden. Es werden verschiedene Modi angeboten:</text:p>
      <text:h text:style-name="P338" text:outline-level="5">Aufweck-Modus: verursacht einen Alarm-Ton, um sofort ein Kaffee bereit zu stellen.</text:h>
      <text:h text:style-name="P339" text:outline-level="5"><text:span text:style-name="T340">Welcome-Home-Modus: Smarter Coffee startet, sobald man durch die Tür tretet.</text:span></text:h>
      <text:p text:style-name="P341"/>
      <text:p text:style-name="P342"/>
      <text:p text:style-name="P343">Entwurfsentscheidungen</text:p>
      <text:p text:style-name="P344">Da unser Team sich entschieden hat Kaa und Riot zu programmieren, brauchen wir eine Schnittstelle, die mit beiden Softwares zurechtkommt, woraufhin wir uns auf die universelle Schnittstelle geeinigt haben. Zu dem bietet es die Möglichkeit an, an jedem Gerät direkt zu implementieren und zu übersetzen.<text:s/></text:p>
      <text:h text:style-name="P345" text:outline-level="1">Kapitel 5 Universelle Schnittstelle</text:h>
      <text:p text:style-name="Textbody"/>
      <text:p text:style-name="Textbody"/>
      <text:p text:style-name="Textbody"/>
      <text:p text:style-name="Textbody"/>
      <text:soft-page-break/>
      <text:p text:style-name="Textbody"><text:span text:style-name="T346"><draw:connector draw:type="line" svg:x1="3.25417in" svg:y1="0.25833in" svg:x2="3.25417in" svg:y2="0.91111in" draw:z-index="251671552" draw:id="id33" draw:style-name="a36" draw:name="Gerader Verbinder 10" text:anchor-type="paragraph"><svg:title/><svg:desc/></draw:connector></text:span>Grundlegende Architektur</text:p>
      <text:p text:style-name="Textbody"><text:span text:style-name="T347"><draw:connector draw:type="line" svg:x1="3.25417in" svg:y1="1.4in" svg:x2="5.16181in" svg:y2="2.45764in" draw:z-index="251683840" draw:id="id34" draw:style-name="a37" draw:name="Gerader Verbinder 57" text:anchor-type="paragraph"><svg:title/><svg:desc/></draw:connector></text:span><text:span text:style-name="T348"><draw:connector draw:type="line" svg:x1="3.25417in" svg:y1="1.4in" svg:x2="3.25417in" svg:y2="2.45764in" draw:z-index="251682816" draw:id="id35" draw:style-name="a38" draw:name="Gerader Verbinder 56" text:anchor-type="paragraph"><svg:title/><svg:desc/></draw:connector></text:span><text:span text:style-name="T349"><draw:connector draw:type="line" svg:x1="1.25417in" svg:y1="2.45764in" svg:x2="3.25417in" svg:y2="1.4in" draw:z-index="251681792" draw:id="id36" draw:style-name="a39" draw:name="Gerader Verbinder 55" text:anchor-type="paragraph"><svg:title/><svg:desc/></draw:connector></text:span><text:span text:style-name="T350"><draw:custom-shape svg:x="4.47917in" svg:y="2.45833in" svg:width="1.50764in" svg:height="0.54167in" draw:z-index="251680768" draw:id="id37" draw:style-name="a40" draw:name="Rechteck 54" text:anchor-type="paragraph"><svg:title/><svg:desc/><text:p text:style-name="P351">Translator 2</text:p><draw:enhanced-geometry draw:type="non-primitive" svg:viewBox="0 0 21600 21600" draw:enhanced-path="M 0 0 L 21600 0 21600 21600 0 21600 Z N"/></draw:custom-shape></text:span><text:span text:style-name="T352"><draw:custom-shape svg:x="2.5125in" svg:y="2.45833in" svg:width="1.50764in" svg:height="0.54167in" draw:z-index="251678720" draw:id="id38" draw:style-name="a41" draw:name="Rechteck 51" text:anchor-type="paragraph"><svg:title/><svg:desc/><text:p text:style-name="P353">Translator 2</text:p><draw:enhanced-geometry draw:type="non-primitive" svg:viewBox="0 0 21600 21600" draw:enhanced-path="M 0 0 L 21600 0 21600 21600 0 21600 Z N"/></draw:custom-shape></text:span><text:span text:style-name="T354"><draw:custom-shape svg:x="0.5625in" svg:y="2.45833in" svg:width="1.50764in" svg:height="0.54167in" draw:z-index="251676672" draw:id="id39" draw:style-name="a42" draw:name="Rechteck 49" text:anchor-type="paragraph"><svg:title/><svg:desc/><text:p text:style-name="P355">Translator 1</text:p><draw:enhanced-geometry draw:type="non-primitive" svg:viewBox="0 0 21600 21600" draw:enhanced-path="M 0 0 L 21600 0 21600 21600 0 21600 Z N"/></draw:custom-shape></text:span><text:span text:style-name="T356"><draw:custom-shape svg:x="2.1375in" svg:y="0.85833in" svg:width="2.125in" svg:height="0.54167in" draw:z-index="251674624" draw:id="id40" draw:style-name="a43" draw:name="Rechteck 48" text:anchor-type="paragraph"><svg:title/><svg:desc/><text:p text:style-name="P357">Identifier</text:p><draw:enhanced-geometry draw:type="non-primitive" svg:viewBox="0 0 21600 21600" draw:enhanced-path="M 0 0 L 21600 0 21600 21600 0 21600 Z N"/></draw:custom-shape></text:span><text:span text:style-name="T358"><draw:connector draw:type="line" svg:x1="3.25417in" svg:y1="3.325in" svg:x2="3.25417in" svg:y2="3.97778in" draw:z-index="251673600" draw:id="id41" draw:style-name="a44" draw:name="Gerader Verbinder 10" text:anchor-type="paragraph"><svg:title/><svg:desc/></draw:connector></text:span><text:span text:style-name="T359"><draw:connector draw:type="line" svg:x1="0.2625in" svg:y1="0.49167in" svg:x2="0.2625in" svg:y2="1.63542in" draw:z-index="251669504" draw:id="id42" draw:style-name="a45" draw:name="Gerader Verbinder 10" text:anchor-type="paragraph"><svg:title/><svg:desc/></draw:connector></text:span><text:span text:style-name="T360"><draw:custom-shape svg:x="0.25417in" svg:y="0.49167in" svg:width="6.20903in" svg:height="2.99792in" draw:z-index="251667456" draw:id="id43" draw:style-name="a46" draw:name="Rechteck 9" text:anchor-type="paragraph"><svg:title/><svg:desc/><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er Identifier wird der<text:s/>eingehende Datei-Typ erkannt. Nach dem erkennen, wird das entsprechende File an den jeweiligen Translator weitergeleitet.</text:p>
      <text:p text:style-name="Standard"/>
      <text:p text:style-name="Standard">Klassendiagramm Variante 1</text:p>
      <text:p text:style-name="Standard"/>
      <text:p text:style-name="Standard"/>
      <text:p text:style-name="Standard"/>
      <text:p text:style-name="P361"><text:span text:style-name="T362"><draw:connector draw:type="line" svg:x1="5.22083in" svg:y1="3.725in" svg:x2="5.22083in" svg:y2="2.57083in" draw:z-index="251696128" draw:id="id44" draw:style-name="a47" draw:name="Gerader Verbinder 9" text:anchor-type="paragraph"><svg:title/><svg:desc/></draw:connector></text:span><text:span text:style-name="T363"><draw:frame draw:z-index="251694080" draw:id="id45" draw:style-name="a48" draw:name="Textfeld 7" text:anchor-type="paragraph" svg:x="4.00417in" svg:y="3.72083in" svg:width="2.46667in" svg:height="1.3125in" style:rel-width="scale" style:rel-height="scale"><draw:text-box><text:p text:style-name="P364"><text:span text:style-name="T365">xml-File</text:span></text:p><text:p text:style-name="P366"><text:span text:style-name="T367">----------------------------------</text:span></text:p><text:p text:style-name="P368"><text:span text:style-name="T369">----------------------------------</text:span></text:p></draw:text-box><svg:title/><svg:desc/></draw:frame></text:span><text:span text:style-name="T370"><draw:frame draw:z-index="251689984" draw:id="id46" draw:style-name="a49" draw:name="Textfeld 6" text:anchor-type="paragraph" svg:x="3.9125in" svg:y="-0.37917in" svg:width="2.55764in" svg:height="2.94931in" style:rel-width="scale" style:rel-height="scale"><draw:text-box><text:p text:style-name="P371"><text:span text:style-name="T372">File</text:span></text:p><text:p text:style-name="P373"><text:span text:style-name="T374">----------------------------------</text:span></text:p><text:p text:style-name="P375"><text:span text:style-name="T376">dataformat: String</text:span></text:p><text:p text:style-name="P377"><text:span text:style-name="T378">Data: txt</text:span></text:p><text:p text:style-name="P379"><text:span text:style-name="T380">----------------------------------</text:span></text:p><text:list text:style-name="LFO10" text:continue-numbering="true"><text:list-item><text:p text:style-name="P381"><text:span text:style-name="T382">getDataFormat(): dataformat</text:span></text:p></text:list-item><text:list-item><text:p text:style-name="P383"><text:span text:style-name="T384">setDataFormat(dataformat):void</text:span></text:p></text:list-item><text:list-item><text:p text:style-name="P385"><text:span text:style-name="T386">getText(): Data</text:span></text:p></text:list-item><text:list-item><text:p text:style-name="P387"><text:span text:style-name="T388">setText(Data): void</text:span></text:p></text:list-item></text:list></draw:text-box><svg:title/><svg:desc/></draw:frame></text:span><text:span text:style-name="T389"><draw:connector draw:type="line" svg:x1="7.74306in" svg:y1="9.18889in" svg:x2="7.7375in" svg:y2="6.4875in" draw:z-index="251692032" draw:id="id47" draw:style-name="a50" draw:name="Gerader Verbinder 9" text:anchor-type="paragraph"><svg:title/><svg:desc/></draw:connector></text:span><text:span text:style-name="T390"><draw:frame draw:z-index="251687936" draw:id="id48" draw:style-name="a51" draw:name="Textfeld 5" text:anchor-type="paragraph" svg:x="0.0375in" svg:y="1.94583in" svg:width="2.30764in" svg:height="2.82639in" style:rel-width="scale" style:rel-height="scale"><draw:text-box><text:p text:style-name="P391"><text:span text:style-name="T392">Translator</text:span></text:p><text:p text:style-name="P393"><text:span text:style-name="T394">----------------------------------</text:span></text:p><text:p text:style-name="P395"><text:span text:style-name="T396">startFormat:</text:span><text:span text:style-name="T397"><text:s/>String</text:span></text:p><text:p text:style-name="P398"><text:span text:style-name="T399">endFormat: String</text:span></text:p><text:p text:style-name="P400"><text:span text:style-name="T401">input: txt</text:span></text:p><text:p text:style-name="P402"><text:span text:style-name="T403">output: txt</text:span></text:p><text:p text:style-name="P404"><text:span text:style-name="T405">----------------------------------</text:span></text:p><text:p text:style-name="P406"><text:span text:style-name="T407">+ translate(startFormat, endFormat, input): output</text:span></text:p></draw:text-box><svg:title/><svg:desc/></draw:frame></text:span><text:span text:style-name="T408"><draw:frame draw:z-index="251685888" draw:id="id49" draw:style-name="a52" draw:name="Textfeld 4" text:anchor-type="paragraph" svg:x="0.0375in" svg:y="-0.30417in" svg:width="2.30764in" svg:height="2.52431in" style:rel-width="scale" style:rel-height="scale"><draw:text-box><text:p text:style-name="P409"><text:span text:style-name="T410">&lt;&lt;Singleton&gt;&gt; Identifier</text:span></text:p><text:p text:style-name="P411"><text:span text:style-name="T412">----------------------------------</text:span></text:p><text:p text:style-name="P413"><text:span text:style-name="T414">dataformat: String</text:span></text:p><text:p text:style-name="P415"><text:span text:style-name="T416">trl: String<text:s/></text:span></text:p><text:p text:style-name="P417"><text:span text:style-name="T418">--------------------------</text:span><text:span text:style-name="T419">--------</text:span></text:p><text:p text:style-name="P420"><text:span text:style-name="T421">- Identify(dataformat): trl</text:span></text:p><text:p text:style-name="P422"><text:span text:style-name="T423">+startTrl(trl)</text:span></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r Identifier und der Translator bilden unabhängige Klassen, die dadurch leichter ergänzt werden können. Außerdem kann dadurch für jeden Datentyp eine eigene Subklasse gebildet<text:s/>werden, die Besonderheiten von Sprachen einfacher beachten kann.</text:p>
      <text:p text:style-name="Standard"/>
      <text:p text:style-name="Standard"/>
      <text:p text:style-name="Standard">Klassendiagramm Variante 2</text:p>
      <text:p text:style-name="Standard"/>
      <text:p text:style-name="Standard">Sowohl der Interpreter als auch der Translator ist in der Controller-Klasse zusammengefasst. Nachteil dabei ist, dass die Erweiterung nicht so einfach möglich ist und man eventuell mehr Aufwand hat Besonderheiten der Typen zu berücksichtigen.</text:p>
      <text:p text:style-name="Standard"/>
      <text:p text:style-name="Standard"><text:span text:style-name="T424"><draw:frame draw:z-index="251700224" draw:id="id50" draw:style-name="a53" draw:name="Textfeld 6" text:anchor-type="paragraph" svg:x="4.00417in" svg:y="0.18819in" svg:width="2.55764in" svg:height="2.94931in" style:rel-width="scale" style:rel-height="scale"><draw:text-box><text:p text:style-name="P425"><text:span text:style-name="T426">File</text:span></text:p><text:p text:style-name="P427"><text:span text:style-name="T428">----------------------------------</text:span></text:p><text:p text:style-name="P429"><text:span text:style-name="T430">dataformat: String</text:span></text:p><text:p text:style-name="P431"><text:span text:style-name="T432">Data: txt</text:span></text:p><text:p text:style-name="P433"><text:span text:style-name="T434">----------------------------------</text:span></text:p><text:list text:style-name="LFO10" text:continue-numbering="true"><text:list-item><text:p text:style-name="P435"><text:span text:style-name="T436">getDataFormat(): dataformat</text:span></text:p></text:list-item><text:list-item><text:p text:style-name="P437"><text:span text:style-name="T438">setDataFormat(dataformat):void</text:span></text:p></text:list-item><text:list-item><text:p text:style-name="P439"><text:span text:style-name="T440">getText(): Data</text:span></text:p></text:list-item><text:list-item><text:p text:style-name="P441"><text:span text:style-name="T442">setText(Data): void</text:span></text:p></text:list-item></text:list></draw:text-box><svg:title/><svg:desc/></draw:frame></text:span><text:span text:style-name="T443"><draw:frame draw:z-index="251698176" draw:id="id51" draw:style-name="a54" draw:name="Textfeld 8" text:anchor-type="paragraph" svg:x="-0.00417in" svg:y="0.18819in" svg:width="3.29167in" svg:height="4.34167in" style:rel-width="scale" style:rel-height="scale"><draw:text-box><text:p text:style-name="P444"><text:span text:style-name="T445">&lt;&lt;Singleton&gt;&gt; Controller</text:span></text:p><text:p text:style-name="P446"><text:span text:style-name="T447">------------------------------------------------</text:span></text:p><text:p text:style-name="P448"><text:span text:style-name="T449">startformat: String</text:span></text:p><text:p text:style-name="P450"><text:span text:style-name="T451">endFormat: String</text:span></text:p><text:p text:style-name="P452"><text:span text:style-name="T453">input: String</text:span></text:p><text:p text:style-name="P454"><text:span text:style-name="T455">Output: String</text:span></text:p><text:p text:style-name="P456"><text:span text:style-name="T457">trl: String</text:span></text:p><text:p text:style-name="P458"><text:span text:style-name="T459">------------------------------------------------</text:span></text:p><text:p text:style-name="P460"><text:span text:style-name="T461">- Identify(star</text:span><text:span text:style-name="T462">tformat): trl</text:span></text:p><text:p text:style-name="P463">+ translate(startformat, endFormat,</text:p><text:p text:style-name="P464"><text:span text:style-name="T465">input): output</text:span></text:p></draw:text-box><svg:title/><svg:desc/></draw:frame></text:span></text:p>
      <text:p text:style-name="Standard"><text:span text:style-name="T466"><draw:connector draw:type="line" svg:x1="5.3375in" svg:y1="2.94653in" svg:x2="5.3375in" svg:y2="3.63681in" draw:z-index="251703296" draw:id="id52" draw:style-name="a55" draw:name="Gerader Verbinder 72" text:anchor-type="paragraph"><svg:title/><svg:desc/></draw:connector></text:span><text:span text:style-name="T467"><draw:frame draw:z-index="251702272" draw:id="id53" draw:style-name="a56" draw:name="Textfeld 7" text:anchor-type="paragraph" svg:x="4.09583in" svg:y="3.63819in" svg:width="2.46667in" svg:height="1.3125in" style:rel-width="scale" style:rel-height="scale"><draw:text-box><text:p text:style-name="P468"><text:span text:style-name="T469">xml-File</text:span></text:p><text:p text:style-name="P470"><text:span text:style-name="T471">----------------------------------</text:span></text:p><text:p text:style-name="P472"><text:span text:style-name="T473">----------------------------------</text:span></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style:text-properties style:font-name="Calibri Light" style:font-name-asian="Times New Roman" fo:color="#2E74B5"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style:font-size-complex="10.5pt" fo:hyphenate="false"/>
    </style:style>
    <style:style style:name="KeinLeerraum" style:display-name="Kein Leerraum" style:family="paragraph">
      <style:text-properties style:font-size-complex="10.5pt" fo:hyphenate="false"/>
    </style:style>
    <style:style style:name="Fett" style:display-name="Fett" style:family="text" style:parent-style-name="Absatz-Standardschriftart">
      <style:text-properties style:font-name="Arial" fo:font-weight="bold" style:font-weight-asian="bold" style:font-weight-complex="bold" fo:font-size="14pt" style:font-size-asian="14pt"/>
    </style:style>
    <style:style style:name="a-list-item" style:display-name="a-list-item" style:family="text" style:parent-style-name="Absatz-Standardschriftart"/>
    <style:style style:name="Überschrift5Zchn" style:display-name="Überschrift 5 Zchn" style:family="text" style:parent-style-name="Absatz-Standardschriftart">
      <style:text-properties style:font-name="Calibri Light" style:font-name-asian="Times New Roman" fo:color="#2E74B5" style:font-size-complex="10.5pt"/>
    </style:style>
    <style:style style:name="asklongtext2" style:display-name="asklongtext2" style:family="text" style:parent-style-name="Absatz-Standardschriftart"/>
    <style:style style:name="a-size-large1" style:display-name="a-size-large1" style:family="text" style:parent-style-name="Absatz-Standardschriftart">
      <style:text-properties style:font-name="Arial" style:font-name-complex="Arial"/>
    </style:style>
    <style:style style:name="StandardWeb" style:display-name="Standard (Web)" style:family="paragraph" style:parent-style-name="Standard">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0LVL1" style:family="text">
      <style:text-properties style:font-name="Times New Roman"/>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21" draw:style="linear" draw:angle="0" draw:start-color="#71a6db" draw:end-color="#559bdb" draw:start-intensity="100%" draw:end-intensity="100%"/>
    <draw:gradient draw:name="a9" draw:style="linear" draw:angle="0" draw:start-color="#71a6db" draw:end-color="#559bdb" draw:start-intensity="100%" draw:end-intensity="100%"/>
    <draw:gradient draw:name="a13" draw:style="linear" draw:angle="0" draw:start-color="#71a6db" draw:end-color="#559bdb" draw:start-intensity="100%" draw:end-intensity="100%"/>
  </office:styles>
  <office:automatic-styles>
    <text:list-style style:name="LFO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ael Keppler</dc:creator>
    <meta:creation-date>2016-06-02T10:33:00Z</meta:creation-date>
    <dc:date>2016-07-04T12:04:00Z</dc:date>
    <meta:template xlink:href="Normal" xlink:type="simple"/>
    <meta:editing-cycles>18</meta:editing-cycles>
    <meta:editing-duration>PT0S</meta:editing-duration>
    <meta:document-statistic meta:page-count="9" meta:paragraph-count="19" meta:word-count="1435" meta:character-count="9602" meta:row-count="68" meta:non-whitespace-character-count="8186"/>
  </office:meta>
</office:document-meta>
</file>